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04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53.21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page" style:column-width="53.21pt"/>
    </style:style>
    <style:style style:name="co6" style:family="table-column">
      <style:table-column-properties fo:break-before="auto" style:column-width="50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ackground-color="#b9cde5" style:diagonal-bl-tr="none" style:diagonal-tl-br="none" style:text-align-source="fix" style:repeat-content="false" fo:border="none" style:rotation-align="none"/>
      <style:paragraph-properties fo:text-align="center" fo:margin-left="0pt"/>
    </style:style>
    <style:style style:name="ce4" style:family="table-cell" style:parent-style-name="Default">
      <style:table-cell-properties fo:background-color="#b9cde5" style:diagonal-bl-tr="none" style:diagonal-tl-br="none" fo:border="none" style:rotation-align="none"/>
    </style:style>
    <style:style style:name="ce5" style:family="table-cell" style:parent-style-name="Default">
      <style:table-cell-properties fo:background-color="#b9cd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 style:data-style-name="N2">
      <style:table-cell-properties fo:background-color="#b9cde5" style:diagonal-bl-tr="none" style:diagonal-tl-br="none" fo:border="none" style:rotation-align="none"/>
    </style:style>
    <style:style style:name="ce7" style:family="table-cell" style:parent-style-name="Default">
      <style:table-cell-properties fo:background-color="#c3d69b" style:diagonal-bl-tr="none" style:diagonal-tl-br="none" style:text-align-source="fix" style:repeat-content="false" fo:border="none" style:rotation-align="none"/>
      <style:paragraph-properties fo:text-align="center" fo:margin-left="0pt"/>
    </style:style>
    <style:style style:name="ce8" style:family="table-cell" style:parent-style-name="Default">
      <style:table-cell-properties fo:background-color="#c3d69b" style:diagonal-bl-tr="none" style:diagonal-tl-br="none" fo:border="none" style:rotation-align="none"/>
    </style:style>
    <style:style style:name="ce9" style:family="table-cell" style:parent-style-name="Default" style:data-style-name="N126">
      <style:table-cell-properties fo:background-color="#c3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 style:data-style-name="N2">
      <style:table-cell-properties fo:background-color="#c3d69b" style:diagonal-bl-tr="none" style:diagonal-tl-br="none" fo:border="none" style:rotation-align="none"/>
    </style:style>
    <style:style style:name="ce11" style:family="table-cell" style:parent-style-name="Default">
      <style:table-cell-properties fo:background-color="#c3d69b" style:diagonal-bl-tr="none" style:diagonal-tl-br="none" fo:border="none" style:rotation-align="none"/>
      <style:text-properties style:font-name="Calibri" style:font-name-asian="Noto Sans CJK SC Regular" style:font-name-complex="FreeSans"/>
    </style:style>
    <style:style style:name="ce12" style:family="table-cell" style:parent-style-name="Default">
      <style:table-cell-properties fo:background-color="#ffb3b3" style:diagonal-bl-tr="none" style:diagonal-tl-br="none" style:text-align-source="fix" style:repeat-content="false" fo:border="non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b3b3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b3b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fo:background-color="#ffb3b3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b3b3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fo:background-color="#ffb3b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-ranges="Sheet1.A1:Sheet1.AH31">
        <office:forms form:automatic-focus="false" form:apply-design-mode="false"/>
        <table:shapes>
          <draw:frame draw:z-index="0" draw:style-name="gr1" draw:text-style-name="P1" svg:width="728.67pt" svg:height="335.34pt" svg:x="829.25pt" svg:y="11.03pt">
            <loext:p draw:notify-on-update-of-ranges="Sheet1.A4:Sheet1.A31 Sheet1.E4:Sheet1.E31 Sheet1.A4:Sheet1.A31 Sheet1.R1:Sheet1.R1 Sheet1.R4:Sheet1.R31 Sheet1.A4:Sheet1.A31 Sheet1.Q4:Sheet1.Q31 Sheet1.A4:Sheet1.A31 Sheet1.L4:Sheet1.L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04" table:default-cell-style-name="ce1"/>
        <table:table-row table:style-name="ro1">
          <table:table-cell table:style-name="Default"/>
          <table:table-cell table:style-name="ce3" office:value-type="string" calcext:value-type="string">
            <text:p>HP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P2</text:p>
          </table:table-cell>
          <table:table-cell table:style-name="ce3"/>
          <table:table-cell table:style-name="ce7" office:value-type="string" calcext:value-type="string">
            <text:p>LP</text:p>
          </table:table-cell>
          <table:table-cell table:style-name="ce7" office:value-type="string" calcext:value-type="string">
            <text:p>LP2</text:p>
          </table:table-cell>
          <table:table-cell table:style-name="ce7" office:value-type="string" calcext:value-type="string">
            <text:p>LP3</text:p>
          </table:table-cell>
          <table:table-cell table:style-name="ce7" office:value-type="string" calcext:value-type="string">
            <text:p>HP</text:p>
          </table:table-cell>
          <table:table-cell table:style-name="ce7" office:value-type="string" calcext:value-type="string">
            <text:p>HP2</text:p>
          </table:table-cell>
          <table:table-cell table:style-name="ce7" office:value-type="string" calcext:value-type="string">
            <text:p>HP3</text:p>
          </table:table-cell>
          <table:table-cell table:style-name="ce7"/>
          <table:table-cell table:style-name="ce12" office:value-type="string" calcext:value-type="string">
            <text:p>LP</text:p>
          </table:table-cell>
          <table:table-cell table:style-name="ce12" office:value-type="string" calcext:value-type="string">
            <text:p>HP</text:p>
          </table:table-cell>
          <table:table-cell table:style-name="ce12" office:value-type="string" calcext:value-type="string">
            <text:p>HP2</text:p>
          </table:table-cell>
          <table:table-cell table:style-name="ce12" office:value-type="string" calcext:value-type="string">
            <text:p>HP3</text:p>
          </table:table-cell>
          <table:table-cell table:style-name="ce13"/>
          <table:table-cell table:style-name="ce2" office:value-type="string" calcext:value-type="string">
            <text:p>Dynamic</text:p>
          </table:table-cell>
          <table:table-cell/>
          <table:table-cell table:style-name="Default" table:number-columns-repeated="1005"/>
        </table:table-row>
        <table:table-row table:style-name="ro1">
          <table:table-cell office:value-type="string" calcext:value-type="string">
            <text:p>Freq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style-name="ce4"/>
          <table:table-cell table:style-name="ce8" office:value-type="float" office:value="300" calcext:value-type="float">
            <text:p>300</text:p>
          </table:table-cell>
          <table:table-cell table:number-columns-repeated="5" table:style-name="ce11" office:value-type="float" office:value="300" calcext:value-type="float">
            <text:p>300</text:p>
          </table:table-cell>
          <table:table-cell table:style-name="ce8"/>
          <table:table-cell table:style-name="ce13" office:value-type="float" office:value="6700" calcext:value-type="float">
            <text:p>6700</text:p>
          </table:table-cell>
          <table:table-cell table:style-name="ce13" office:value-type="float" office:value="1200" calcext:value-type="float">
            <text:p>1200</text:p>
          </table:table-cell>
          <table:table-cell table:number-columns-repeated="2" table:style-name="ce16" office:value-type="float" office:value="1200" calcext:value-type="float">
            <text:p>1200</text:p>
          </table:table-cell>
          <table:table-cell table:style-name="ce13"/>
          <table:table-cell table:style-name="ce2" office:value-type="string" calcext:value-type="string">
            <text:p>Range</text:p>
          </table:table-cell>
          <table:table-cell/>
          <table:table-cell table:style-name="Default" table:number-columns-repeated="1005"/>
        </table:table-row>
        <table:table-row table:style-name="ro1">
          <table:table-cell table:style-name="ce2" office:value-type="string" calcext:value-type="string">
            <text:p>Gain</text:p>
          </table:table-cell>
          <table:table-cell table:style-name="ce5" office:value-type="string" calcext:value-type="string">
            <text:p>dB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9" table:number-columns-repeated="6"/>
          <table:table-cell table:style-name="ce9" office:value-type="float" office:value="18" calcext:value-type="float">
            <text:p>18.0</text:p>
          </table:table-cell>
          <table:table-cell table:style-name="ce14" table:number-columns-repeated="4"/>
          <table:table-cell table:style-name="ce17" office:value-type="float" office:value="2.5" calcext:value-type="float">
            <text:p>2.5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table:formula="of:=20*LOG(1/SQRT(1+([.B$2]/[.$A4])^2))" office:value-type="float" office:value="-3.01029995663981" calcext:value-type="float">
            <text:p>-3.01</text:p>
          </table:table-cell>
          <table:table-cell table:style-name="ce6" table:formula="of:=20*LOG([.C$2]/[.$A4]/SQRT(1+([.C$2]/[.$A4])^2))" office:value-type="float" office:value="-0.457574905606752" calcext:value-type="float">
            <text:p>-0.46</text:p>
          </table:table-cell>
          <table:table-cell table:style-name="ce6" table:formula="of:=20*LOG([.D$2]/[.$A4]/SQRT(1+([.D$2]/[.$A4])^2))" office:value-type="float" office:value="-0.457574905606752" calcext:value-type="float">
            <text:p>-0.46</text:p>
          </table:table-cell>
          <table:table-cell table:style-name="ce6" table:formula="of:=SUM([.B4:.D4];[.$E$3])" office:value-type="float" office:value="0.0745502321466871" calcext:value-type="float">
            <text:p>0.07</text:p>
          </table:table-cell>
          <table:table-cell table:style-name="ce10" table:formula="of:=20*LOG([.F$2]/[.$A4]/SQRT(1+([.F$2]/[.$A4])^2))" office:value-type="float" office:value="-0.00482281539738106" calcext:value-type="float">
            <text:p>0.00</text:p>
          </table:table-cell>
          <table:table-cell table:style-name="ce10" table:formula="of:=20*LOG([.G$2]/[.$A4]/SQRT(1+([.G$2]/[.$A4])^2))" office:value-type="float" office:value="-0.00482281539738106" calcext:value-type="float">
            <text:p>0.00</text:p>
          </table:table-cell>
          <table:table-cell table:style-name="ce10" table:formula="of:=20*LOG([.H$2]/[.$A4]/SQRT(1+([.H$2]/[.$A4])^2))" office:value-type="float" office:value="-0.00482281539738106" calcext:value-type="float">
            <text:p>0.00</text:p>
          </table:table-cell>
          <table:table-cell table:style-name="ce10" table:formula="of:=20*LOG(1/SQRT(1+([.I$2]/[.$A4])^2))" office:value-type="float" office:value="-29.5472479097906" calcext:value-type="float">
            <text:p>-29.55</text:p>
          </table:table-cell>
          <table:table-cell table:style-name="ce10" table:formula="of:=20*LOG(1/SQRT(1+([.J$2]/[.$A4])^2))" office:value-type="float" office:value="-29.5472479097906" calcext:value-type="float">
            <text:p>-29.55</text:p>
          </table:table-cell>
          <table:table-cell table:style-name="ce10" table:formula="of:=20*LOG(1/SQRT(1+([.K$2]/[.$A4])^2))" office:value-type="float" office:value="-29.5472479097906" calcext:value-type="float">
            <text:p>-29.55</text:p>
          </table:table-cell>
          <table:table-cell table:style-name="ce10"/>
          <table:table-cell table:style-name="ce15" table:formula="of:=20*LOG([.M$2]/[.$A4]/SQRT(1+([.M$2]/[.$A4])^2))" office:value-type="float" office:value="-0.00000967462682445216" calcext:value-type="float">
            <text:p>0.00</text:p>
          </table:table-cell>
          <table:table-cell table:style-name="ce15" table:formula="of:=20*LOG(1/SQRT(1+([.N$2]/[.$A4])^2))" office:value-type="float" office:value="-41.5839265038712" calcext:value-type="float">
            <text:p>-41.58</text:p>
          </table:table-cell>
          <table:table-cell table:style-name="ce15" table:formula="of:=20*LOG(1/SQRT(1+([.O$2]/[.$A4])^2))" office:value-type="float" office:value="-41.5839265038712" calcext:value-type="float">
            <text:p>-41.58</text:p>
          </table:table-cell>
          <table:table-cell table:style-name="ce15" table:formula="of:=20*LOG(1/SQRT(1+([.P$2]/[.$A4])^2))" office:value-type="float" office:value="-41.5839265038712" calcext:value-type="float">
            <text:p>-41.58</text:p>
          </table:table-cell>
          <table:table-cell table:style-name="ce15"/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table:formula="of:=20*LOG(1/SQRT(1+([.B$2]/[.$A5])^2))" office:value-type="float" office:value="-0.969100130080564" calcext:value-type="float">
            <text:p>-0.97</text:p>
          </table:table-cell>
          <table:table-cell table:style-name="ce6" table:formula="of:=20*LOG([.C$2]/[.$A5]/SQRT(1+([.C$2]/[.$A5])^2))" office:value-type="float" office:value="-1.59700842867512" calcext:value-type="float">
            <text:p>-1.60</text:p>
          </table:table-cell>
          <table:table-cell table:style-name="ce6" table:formula="of:=20*LOG([.D$2]/[.$A5]/SQRT(1+([.D$2]/[.$A5])^2))" office:value-type="float" office:value="-1.59700842867512" calcext:value-type="float">
            <text:p>-1.60</text:p>
          </table:table-cell>
          <table:table-cell table:style-name="ce6" table:formula="of:=SUM([.B5:.D5];[.$E$3])" office:value-type="float" office:value="-0.163116987430801" calcext:value-type="float">
            <text:p>-0.16</text:p>
          </table:table-cell>
          <table:table-cell table:style-name="ce10" table:formula="of:=20*LOG([.F$2]/[.$A5]/SQRT(1+([.F$2]/[.$A5])^2))" office:value-type="float" office:value="-0.0192592103603846" calcext:value-type="float">
            <text:p>-0.02</text:p>
          </table:table-cell>
          <table:table-cell table:style-name="ce10" table:formula="of:=20*LOG([.G$2]/[.$A5]/SQRT(1+([.G$2]/[.$A5])^2))" office:value-type="float" office:value="-0.0192592103603846" calcext:value-type="float">
            <text:p>-0.02</text:p>
          </table:table-cell>
          <table:table-cell table:style-name="ce10" table:formula="of:=20*LOG([.H$2]/[.$A5]/SQRT(1+([.H$2]/[.$A5])^2))" office:value-type="float" office:value="-0.0192592103603846" calcext:value-type="float">
            <text:p>-0.02</text:p>
          </table:table-cell>
          <table:table-cell table:style-name="ce10" table:formula="of:=20*LOG(1/SQRT(1+([.I$2]/[.$A5])^2))" office:value-type="float" office:value="-23.541084391474" calcext:value-type="float">
            <text:p>-23.54</text:p>
          </table:table-cell>
          <table:table-cell table:style-name="ce10" table:formula="of:=20*LOG(1/SQRT(1+([.J$2]/[.$A5])^2))" office:value-type="float" office:value="-23.541084391474" calcext:value-type="float">
            <text:p>-23.54</text:p>
          </table:table-cell>
          <table:table-cell table:style-name="ce10" table:formula="of:=20*LOG(1/SQRT(1+([.K$2]/[.$A5])^2))" office:value-type="float" office:value="-23.541084391474" calcext:value-type="float">
            <text:p>-23.54</text:p>
          </table:table-cell>
          <table:table-cell table:style-name="ce10"/>
          <table:table-cell table:style-name="ce15" table:formula="of:=20*LOG([.M$2]/[.$A5]/SQRT(1+([.M$2]/[.$A5])^2))" office:value-type="float" office:value="-0.0000386983779897016" calcext:value-type="float">
            <text:p>0.00</text:p>
          </table:table-cell>
          <table:table-cell table:style-name="ce15" table:formula="of:=20*LOG(1/SQRT(1+([.N$2]/[.$A5])^2))" office:value-type="float" office:value="-35.5642312137129" calcext:value-type="float">
            <text:p>-35.56</text:p>
          </table:table-cell>
          <table:table-cell table:style-name="ce15" table:formula="of:=20*LOG(1/SQRT(1+([.O$2]/[.$A5])^2))" office:value-type="float" office:value="-35.5642312137129" calcext:value-type="float">
            <text:p>-35.56</text:p>
          </table:table-cell>
          <table:table-cell table:style-name="ce15" table:formula="of:=20*LOG(1/SQRT(1+([.P$2]/[.$A5])^2))" office:value-type="float" office:value="-35.5642312137129" calcext:value-type="float">
            <text:p>-35.56</text:p>
          </table:table-cell>
          <table:table-cell table:style-name="ce15"/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table:formula="of:=20*LOG(1/SQRT(1+([.B$2]/[.$A6])^2))" office:value-type="float" office:value="-0.457574905606752" calcext:value-type="float">
            <text:p>-0.46</text:p>
          </table:table-cell>
          <table:table-cell table:style-name="ce6" table:formula="of:=20*LOG([.C$2]/[.$A6]/SQRT(1+([.C$2]/[.$A6])^2))" office:value-type="float" office:value="-3.01029995663981" calcext:value-type="float">
            <text:p>-3.01</text:p>
          </table:table-cell>
          <table:table-cell table:style-name="ce6" table:formula="of:=20*LOG([.D$2]/[.$A6]/SQRT(1+([.D$2]/[.$A6])^2))" office:value-type="float" office:value="-3.01029995663981" calcext:value-type="float">
            <text:p>-3.01</text:p>
          </table:table-cell>
          <table:table-cell table:style-name="ce6" table:formula="of:=SUM([.B6:.D6];[.$E$3])" office:value-type="float" office:value="-2.47817481888638" calcext:value-type="float">
            <text:p>-2.48</text:p>
          </table:table-cell>
          <table:table-cell table:style-name="ce10" table:formula="of:=20*LOG([.F$2]/[.$A6]/SQRT(1+([.F$2]/[.$A6])^2))" office:value-type="float" office:value="-0.0432137378264256" calcext:value-type="float">
            <text:p>-0.04</text:p>
          </table:table-cell>
          <table:table-cell table:style-name="ce10" table:formula="of:=20*LOG([.G$2]/[.$A6]/SQRT(1+([.G$2]/[.$A6])^2))" office:value-type="float" office:value="-0.0432137378264256" calcext:value-type="float">
            <text:p>-0.04</text:p>
          </table:table-cell>
          <table:table-cell table:style-name="ce10" table:formula="of:=20*LOG([.H$2]/[.$A6]/SQRT(1+([.H$2]/[.$A6])^2))" office:value-type="float" office:value="-0.0432137378264256" calcext:value-type="float">
            <text:p>-0.04</text:p>
          </table:table-cell>
          <table:table-cell table:style-name="ce10" table:formula="of:=20*LOG(1/SQRT(1+([.I$2]/[.$A6])^2))" office:value-type="float" office:value="-20.0432137378264" calcext:value-type="float">
            <text:p>-20.04</text:p>
          </table:table-cell>
          <table:table-cell table:style-name="ce10" table:formula="of:=20*LOG(1/SQRT(1+([.J$2]/[.$A6])^2))" office:value-type="float" office:value="-20.0432137378264" calcext:value-type="float">
            <text:p>-20.04</text:p>
          </table:table-cell>
          <table:table-cell table:style-name="ce10" table:formula="of:=20*LOG(1/SQRT(1+([.K$2]/[.$A6])^2))" office:value-type="float" office:value="-20.0432137378264" calcext:value-type="float">
            <text:p>-20.04</text:p>
          </table:table-cell>
          <table:table-cell table:style-name="ce10" table:formula="of:=SUM([.F6:.K6];[.$L$3])" office:value-type="float" office:value="-42.2592824269585" calcext:value-type="float">
            <text:p>-42.26</text:p>
          </table:table-cell>
          <table:table-cell table:style-name="ce15" table:formula="of:=20*LOG([.M$2]/[.$A6]/SQRT(1+([.M$2]/[.$A6])^2))" office:value-type="float" office:value="-0.0000870708655683149" calcext:value-type="float">
            <text:p>0.00</text:p>
          </table:table-cell>
          <table:table-cell table:style-name="ce15" table:formula="of:=20*LOG(1/SQRT(1+([.N$2]/[.$A6])^2))" office:value-type="float" office:value="-32.043913319193" calcext:value-type="float">
            <text:p>-32.04</text:p>
          </table:table-cell>
          <table:table-cell table:style-name="ce15" table:formula="of:=20*LOG(1/SQRT(1+([.O$2]/[.$A6])^2))" office:value-type="float" office:value="-32.043913319193" calcext:value-type="float">
            <text:p>-32.04</text:p>
          </table:table-cell>
          <table:table-cell table:style-name="ce15" table:formula="of:=20*LOG(1/SQRT(1+([.P$2]/[.$A6])^2))" office:value-type="float" office:value="-32.043913319193" calcext:value-type="float">
            <text:p>-32.04</text:p>
          </table:table-cell>
          <table:table-cell table:style-name="ce15"/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table:formula="of:=20*LOG(1/SQRT(1+([.B$2]/[.$A7])^2))" office:value-type="float" office:value="-0.263289387223492" calcext:value-type="float">
            <text:p>-0.26</text:p>
          </table:table-cell>
          <table:table-cell table:style-name="ce6" table:formula="of:=20*LOG([.C$2]/[.$A7]/SQRT(1+([.C$2]/[.$A7])^2))" office:value-type="float" office:value="-4.43697499232713" calcext:value-type="float">
            <text:p>-4.44</text:p>
          </table:table-cell>
          <table:table-cell table:style-name="ce6" table:formula="of:=20*LOG([.D$2]/[.$A7]/SQRT(1+([.D$2]/[.$A7])^2))" office:value-type="float" office:value="-4.43697499232713" calcext:value-type="float">
            <text:p>-4.44</text:p>
          </table:table-cell>
          <table:table-cell table:style-name="ce6" table:formula="of:=SUM([.B7:.D7];[.$E$3])" office:value-type="float" office:value="-5.13723937187775" calcext:value-type="float">
            <text:p>-5.14</text:p>
          </table:table-cell>
          <table:table-cell table:style-name="ce10" table:formula="of:=20*LOG([.F$2]/[.$A7]/SQRT(1+([.F$2]/[.$A7])^2))" office:value-type="float" office:value="-0.0765296422852551" calcext:value-type="float">
            <text:p>-0.08</text:p>
          </table:table-cell>
          <table:table-cell table:style-name="ce10" table:formula="of:=20*LOG([.G$2]/[.$A7]/SQRT(1+([.G$2]/[.$A7])^2))" office:value-type="float" office:value="-0.0765296422852551" calcext:value-type="float">
            <text:p>-0.08</text:p>
          </table:table-cell>
          <table:table-cell table:style-name="ce10" table:formula="of:=20*LOG([.H$2]/[.$A7]/SQRT(1+([.H$2]/[.$A7])^2))" office:value-type="float" office:value="-0.0765296422852551" calcext:value-type="float">
            <text:p>-0.08</text:p>
          </table:table-cell>
          <table:table-cell table:style-name="ce10" table:formula="of:=20*LOG(1/SQRT(1+([.I$2]/[.$A7])^2))" office:value-type="float" office:value="-17.5777549101193" calcext:value-type="float">
            <text:p>-17.58</text:p>
          </table:table-cell>
          <table:table-cell table:style-name="ce10" table:formula="of:=20*LOG(1/SQRT(1+([.J$2]/[.$A7])^2))" office:value-type="float" office:value="-17.5777549101193" calcext:value-type="float">
            <text:p>-17.58</text:p>
          </table:table-cell>
          <table:table-cell table:style-name="ce10" table:formula="of:=20*LOG(1/SQRT(1+([.K$2]/[.$A7])^2))" office:value-type="float" office:value="-17.5777549101193" calcext:value-type="float">
            <text:p>-17.58</text:p>
          </table:table-cell>
          <table:table-cell table:style-name="ce10" table:formula="of:=SUM([.F7:.K7];[.$L$3])" office:value-type="float" office:value="-34.9628536572137" calcext:value-type="float">
            <text:p>-34.96</text:p>
          </table:table-cell>
          <table:table-cell table:style-name="ce15" table:formula="of:=20*LOG([.M$2]/[.$A7]/SQRT(1+([.M$2]/[.$A7])^2))" office:value-type="float" office:value="-0.000154791443039876" calcext:value-type="float">
            <text:p>0.00</text:p>
          </table:table-cell>
          <table:table-cell table:style-name="ce15" table:formula="of:=20*LOG(1/SQRT(1+([.N$2]/[.$A7])^2))" office:value-type="float" office:value="-29.5472479097906" calcext:value-type="float">
            <text:p>-29.55</text:p>
          </table:table-cell>
          <table:table-cell table:style-name="ce15" table:formula="of:=20*LOG(1/SQRT(1+([.O$2]/[.$A7])^2))" office:value-type="float" office:value="-29.5472479097906" calcext:value-type="float">
            <text:p>-29.55</text:p>
          </table:table-cell>
          <table:table-cell table:style-name="ce15" table:formula="of:=20*LOG(1/SQRT(1+([.P$2]/[.$A7])^2))" office:value-type="float" office:value="-29.5472479097906" calcext:value-type="float">
            <text:p>-29.55</text:p>
          </table:table-cell>
          <table:table-cell table:style-name="ce15"/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table:formula="of:=20*LOG(1/SQRT(1+([.B$2]/[.$A8])^2))" office:value-type="float" office:value="-0.170333392987804" calcext:value-type="float">
            <text:p>-0.17</text:p>
          </table:table-cell>
          <table:table-cell table:style-name="ce6" table:formula="of:=20*LOG([.C$2]/[.$A8]/SQRT(1+([.C$2]/[.$A8])^2))" office:value-type="float" office:value="-5.7723640760293" calcext:value-type="float">
            <text:p>-5.77</text:p>
          </table:table-cell>
          <table:table-cell table:style-name="ce6" table:formula="of:=20*LOG([.D$2]/[.$A8]/SQRT(1+([.D$2]/[.$A8])^2))" office:value-type="float" office:value="-5.7723640760293" calcext:value-type="float">
            <text:p>-5.77</text:p>
          </table:table-cell>
          <table:table-cell table:style-name="ce6" table:formula="of:=SUM([.B8:.D8];[.$E$3])" office:value-type="float" office:value="-7.71506154504641" calcext:value-type="float">
            <text:p>-7.72</text:p>
          </table:table-cell>
          <table:table-cell table:style-name="ce10" table:formula="of:=20*LOG([.F$2]/[.$A8]/SQRT(1+([.F$2]/[.$A8])^2))" office:value-type="float" office:value="-0.118992232997077" calcext:value-type="float">
            <text:p>-0.12</text:p>
          </table:table-cell>
          <table:table-cell table:style-name="ce10" table:formula="of:=20*LOG([.G$2]/[.$A8]/SQRT(1+([.G$2]/[.$A8])^2))" office:value-type="float" office:value="-0.118992232997077" calcext:value-type="float">
            <text:p>-0.12</text:p>
          </table:table-cell>
          <table:table-cell table:style-name="ce10" table:formula="of:=20*LOG([.H$2]/[.$A8]/SQRT(1+([.H$2]/[.$A8])^2))" office:value-type="float" office:value="-0.118992232997077" calcext:value-type="float">
            <text:p>-0.12</text:p>
          </table:table-cell>
          <table:table-cell table:style-name="ce10" table:formula="of:=20*LOG(1/SQRT(1+([.I$2]/[.$A8])^2))" office:value-type="float" office:value="-15.6820172406699" calcext:value-type="float">
            <text:p>-15.68</text:p>
          </table:table-cell>
          <table:table-cell table:style-name="ce10" table:formula="of:=20*LOG(1/SQRT(1+([.J$2]/[.$A8])^2))" office:value-type="float" office:value="-15.6820172406699" calcext:value-type="float">
            <text:p>-15.68</text:p>
          </table:table-cell>
          <table:table-cell table:style-name="ce10" table:formula="of:=20*LOG(1/SQRT(1+([.K$2]/[.$A8])^2))" office:value-type="float" office:value="-15.6820172406699" calcext:value-type="float">
            <text:p>-15.68</text:p>
          </table:table-cell>
          <table:table-cell table:style-name="ce10" table:formula="of:=SUM([.F8:.K8];[.$L$3])" office:value-type="float" office:value="-29.4030284210009" calcext:value-type="float">
            <text:p>-29.40</text:p>
          </table:table-cell>
          <table:table-cell table:style-name="ce15" table:formula="of:=20*LOG([.M$2]/[.$A8]/SQRT(1+([.M$2]/[.$A8])^2))" office:value-type="float" office:value="-0.000241859205310145" calcext:value-type="float">
            <text:p>0.00</text:p>
          </table:table-cell>
          <table:table-cell table:style-name="ce15" table:formula="of:=20*LOG(1/SQRT(1+([.N$2]/[.$A8])^2))" office:value-type="float" office:value="-27.6117581315573" calcext:value-type="float">
            <text:p>-27.61</text:p>
          </table:table-cell>
          <table:table-cell table:style-name="ce15" table:formula="of:=20*LOG(1/SQRT(1+([.O$2]/[.$A8])^2))" office:value-type="float" office:value="-27.6117581315573" calcext:value-type="float">
            <text:p>-27.61</text:p>
          </table:table-cell>
          <table:table-cell table:style-name="ce15" table:formula="of:=20*LOG(1/SQRT(1+([.P$2]/[.$A8])^2))" office:value-type="float" office:value="-27.6117581315573" calcext:value-type="float">
            <text:p>-27.61</text:p>
          </table:table-cell>
          <table:table-cell table:style-name="ce15"/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table:formula="of:=20*LOG(1/SQRT(1+([.B$2]/[.$A9])^2))" office:value-type="float" office:value="-0.118992232997076" calcext:value-type="float">
            <text:p>-0.12</text:p>
          </table:table-cell>
          <table:table-cell table:style-name="ce6" table:formula="of:=20*LOG([.C$2]/[.$A9]/SQRT(1+([.C$2]/[.$A9])^2))" office:value-type="float" office:value="-6.98970004336019" calcext:value-type="float">
            <text:p>-6.99</text:p>
          </table:table-cell>
          <table:table-cell table:style-name="ce6" table:formula="of:=20*LOG([.D$2]/[.$A9]/SQRT(1+([.D$2]/[.$A9])^2))" office:value-type="float" office:value="-6.98970004336019" calcext:value-type="float">
            <text:p>-6.99</text:p>
          </table:table-cell>
          <table:table-cell table:style-name="ce6" table:formula="of:=SUM([.B9:.D9];[.$E$3])" office:value-type="float" office:value="-10.0983923197175" calcext:value-type="float">
            <text:p>-10.10</text:p>
          </table:table-cell>
          <table:table-cell table:style-name="ce10" table:formula="of:=20*LOG([.F$2]/[.$A9]/SQRT(1+([.F$2]/[.$A9])^2))" office:value-type="float" office:value="-0.170333392987803" calcext:value-type="float">
            <text:p>-0.17</text:p>
          </table:table-cell>
          <table:table-cell table:style-name="ce10" table:formula="of:=20*LOG([.G$2]/[.$A9]/SQRT(1+([.G$2]/[.$A9])^2))" office:value-type="float" office:value="-0.170333392987803" calcext:value-type="float">
            <text:p>-0.17</text:p>
          </table:table-cell>
          <table:table-cell table:style-name="ce10" table:formula="of:=20*LOG([.H$2]/[.$A9]/SQRT(1+([.H$2]/[.$A9])^2))" office:value-type="float" office:value="-0.170333392987803" calcext:value-type="float">
            <text:p>-0.17</text:p>
          </table:table-cell>
          <table:table-cell table:style-name="ce10" table:formula="of:=20*LOG(1/SQRT(1+([.I$2]/[.$A9])^2))" office:value-type="float" office:value="-14.1497334797082" calcext:value-type="float">
            <text:p>-14.15</text:p>
          </table:table-cell>
          <table:table-cell table:style-name="ce10" table:formula="of:=20*LOG(1/SQRT(1+([.J$2]/[.$A9])^2))" office:value-type="float" office:value="-14.1497334797082" calcext:value-type="float">
            <text:p>-14.15</text:p>
          </table:table-cell>
          <table:table-cell table:style-name="ce10" table:formula="of:=20*LOG(1/SQRT(1+([.K$2]/[.$A9])^2))" office:value-type="float" office:value="-14.1497334797082" calcext:value-type="float">
            <text:p>-14.15</text:p>
          </table:table-cell>
          <table:table-cell table:style-name="ce10" table:formula="of:=SUM([.F9:.K9];[.$L$3])" office:value-type="float" office:value="-24.960200618088" calcext:value-type="float">
            <text:p>-24.96</text:p>
          </table:table-cell>
          <table:table-cell table:style-name="ce15" table:formula="of:=20*LOG([.M$2]/[.$A9]/SQRT(1+([.M$2]/[.$A9])^2))" office:value-type="float" office:value="-0.000348272988761603" calcext:value-type="float">
            <text:p>0.00</text:p>
          </table:table-cell>
          <table:table-cell table:style-name="ce15" table:formula="of:=20*LOG(1/SQRT(1+([.N$2]/[.$A9])^2))" office:value-type="float" office:value="-26.0314437262018" calcext:value-type="float">
            <text:p>-26.03</text:p>
          </table:table-cell>
          <table:table-cell table:style-name="ce15" table:formula="of:=20*LOG(1/SQRT(1+([.O$2]/[.$A9])^2))" office:value-type="float" office:value="-26.0314437262018" calcext:value-type="float">
            <text:p>-26.03</text:p>
          </table:table-cell>
          <table:table-cell table:style-name="ce15" table:formula="of:=20*LOG(1/SQRT(1+([.P$2]/[.$A9])^2))" office:value-type="float" office:value="-26.0314437262018" calcext:value-type="float">
            <text:p>-26.03</text:p>
          </table:table-cell>
          <table:table-cell table:style-name="ce15"/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table:formula="of:=20*LOG(1/SQRT(1+([.B$2]/[.$A10])^2))" office:value-type="float" office:value="-0.087739243075052" calcext:value-type="float">
            <text:p>-0.09</text:p>
          </table:table-cell>
          <table:table-cell table:style-name="ce6" table:formula="of:=20*LOG([.C$2]/[.$A10]/SQRT(1+([.C$2]/[.$A10])^2))" office:value-type="float" office:value="-8.09185484123612" calcext:value-type="float">
            <text:p>-8.09</text:p>
          </table:table-cell>
          <table:table-cell table:style-name="ce6" table:formula="of:=20*LOG([.D$2]/[.$A10]/SQRT(1+([.D$2]/[.$A10])^2))" office:value-type="float" office:value="-8.09185484123612" calcext:value-type="float">
            <text:p>-8.09</text:p>
          </table:table-cell>
          <table:table-cell table:style-name="ce6" table:formula="of:=SUM([.B10:.D10];[.$E$3])" office:value-type="float" office:value="-12.2714489255473" calcext:value-type="float">
            <text:p>-12.27</text:p>
          </table:table-cell>
          <table:table-cell table:style-name="ce10" table:formula="of:=20*LOG([.F$2]/[.$A10]/SQRT(1+([.F$2]/[.$A10])^2))" office:value-type="float" office:value="-0.230237029879678" calcext:value-type="float">
            <text:p>-0.23</text:p>
          </table:table-cell>
          <table:table-cell table:style-name="ce10" table:formula="of:=20*LOG([.G$2]/[.$A10]/SQRT(1+([.G$2]/[.$A10])^2))" office:value-type="float" office:value="-0.230237029879678" calcext:value-type="float">
            <text:p>-0.23</text:p>
          </table:table-cell>
          <table:table-cell table:style-name="ce10" table:formula="of:=20*LOG([.H$2]/[.$A10]/SQRT(1+([.H$2]/[.$A10])^2))" office:value-type="float" office:value="-0.230237029879678" calcext:value-type="float">
            <text:p>-0.23</text:p>
          </table:table-cell>
          <table:table-cell table:style-name="ce10" table:formula="of:=20*LOG(1/SQRT(1+([.I$2]/[.$A10])^2))" office:value-type="float" office:value="-12.8707013239878" calcext:value-type="float">
            <text:p>-12.87</text:p>
          </table:table-cell>
          <table:table-cell table:style-name="ce10" table:formula="of:=20*LOG(1/SQRT(1+([.J$2]/[.$A10])^2))" office:value-type="float" office:value="-12.8707013239878" calcext:value-type="float">
            <text:p>-12.87</text:p>
          </table:table-cell>
          <table:table-cell table:style-name="ce10" table:formula="of:=20*LOG(1/SQRT(1+([.K$2]/[.$A10])^2))" office:value-type="float" office:value="-12.8707013239878" calcext:value-type="float">
            <text:p>-12.87</text:p>
          </table:table-cell>
          <table:table-cell table:style-name="ce10" table:formula="of:=SUM([.F10:.K10];[.$L$3])" office:value-type="float" office:value="-21.3028150616024" calcext:value-type="float">
            <text:p>-21.30</text:p>
          </table:table-cell>
          <table:table-cell table:style-name="ce15" table:formula="of:=20*LOG([.M$2]/[.$A10]/SQRT(1+([.M$2]/[.$A10])^2))" office:value-type="float" office:value="-0.000474031371296825" calcext:value-type="float">
            <text:p>0.00</text:p>
          </table:table-cell>
          <table:table-cell table:style-name="ce15" table:formula="of:=20*LOG(1/SQRT(1+([.N$2]/[.$A10])^2))" office:value-type="float" office:value="-24.6964171104259" calcext:value-type="float">
            <text:p>-24.70</text:p>
          </table:table-cell>
          <table:table-cell table:style-name="ce15" table:formula="of:=20*LOG(1/SQRT(1+([.O$2]/[.$A10])^2))" office:value-type="float" office:value="-24.6964171104259" calcext:value-type="float">
            <text:p>-24.70</text:p>
          </table:table-cell>
          <table:table-cell table:style-name="ce15" table:formula="of:=20*LOG(1/SQRT(1+([.P$2]/[.$A10])^2))" office:value-type="float" office:value="-24.6964171104259" calcext:value-type="float">
            <text:p>-24.70</text:p>
          </table:table-cell>
          <table:table-cell table:style-name="ce15"/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table:formula="of:=20*LOG(1/SQRT(1+([.B$2]/[.$A11])^2))" office:value-type="float" office:value="-0.0673338265896832" calcext:value-type="float">
            <text:p>-0.07</text:p>
          </table:table-cell>
          <table:table-cell table:style-name="ce6" table:formula="of:=20*LOG([.C$2]/[.$A11]/SQRT(1+([.C$2]/[.$A11])^2))" office:value-type="float" office:value="-9.09080350681131" calcext:value-type="float">
            <text:p>-9.09</text:p>
          </table:table-cell>
          <table:table-cell table:style-name="ce6" table:formula="of:=20*LOG([.D$2]/[.$A11]/SQRT(1+([.D$2]/[.$A11])^2))" office:value-type="float" office:value="-9.09080350681131" calcext:value-type="float">
            <text:p>-9.09</text:p>
          </table:table-cell>
          <table:table-cell table:style-name="ce6" table:formula="of:=SUM([.B11:.D11];[.$E$3])" office:value-type="float" office:value="-14.2489408402123" calcext:value-type="float">
            <text:p>-14.25</text:p>
          </table:table-cell>
          <table:table-cell table:style-name="ce10" table:formula="of:=20*LOG([.F$2]/[.$A11]/SQRT(1+([.F$2]/[.$A11])^2))" office:value-type="float" office:value="-0.298345244635059" calcext:value-type="float">
            <text:p>-0.30</text:p>
          </table:table-cell>
          <table:table-cell table:style-name="ce10" table:formula="of:=20*LOG([.G$2]/[.$A11]/SQRT(1+([.G$2]/[.$A11])^2))" office:value-type="float" office:value="-0.298345244635059" calcext:value-type="float">
            <text:p>-0.30</text:p>
          </table:table-cell>
          <table:table-cell table:style-name="ce10" table:formula="of:=20*LOG([.H$2]/[.$A11]/SQRT(1+([.H$2]/[.$A11])^2))" office:value-type="float" office:value="-0.298345244635059" calcext:value-type="float">
            <text:p>-0.30</text:p>
          </table:table-cell>
          <table:table-cell table:style-name="ce10" table:formula="of:=20*LOG(1/SQRT(1+([.I$2]/[.$A11])^2))" office:value-type="float" office:value="-11.7789705991894" calcext:value-type="float">
            <text:p>-11.78</text:p>
          </table:table-cell>
          <table:table-cell table:style-name="ce10" table:formula="of:=20*LOG(1/SQRT(1+([.J$2]/[.$A11])^2))" office:value-type="float" office:value="-11.7789705991894" calcext:value-type="float">
            <text:p>-11.78</text:p>
          </table:table-cell>
          <table:table-cell table:style-name="ce10" table:formula="of:=20*LOG(1/SQRT(1+([.K$2]/[.$A11])^2))" office:value-type="float" office:value="-11.7789705991894" calcext:value-type="float">
            <text:p>-11.78</text:p>
          </table:table-cell>
          <table:table-cell table:style-name="ce10" table:formula="of:=SUM([.F11:.K11];[.$L$3])" office:value-type="float" office:value="-18.2319475314734" calcext:value-type="float">
            <text:p>-18.23</text:p>
          </table:table-cell>
          <table:table-cell table:style-name="ce15" table:formula="of:=20*LOG([.M$2]/[.$A11]/SQRT(1+([.M$2]/[.$A11])^2))" office:value-type="float" office:value="-0.000619132672407458" calcext:value-type="float">
            <text:p>0.00</text:p>
          </table:table-cell>
          <table:table-cell table:style-name="ce15" table:formula="of:=20*LOG(1/SQRT(1+([.N$2]/[.$A11])^2))" office:value-type="float" office:value="-23.541084391474" calcext:value-type="float">
            <text:p>-23.54</text:p>
          </table:table-cell>
          <table:table-cell table:style-name="ce15" table:formula="of:=20*LOG(1/SQRT(1+([.O$2]/[.$A11])^2))" office:value-type="float" office:value="-23.541084391474" calcext:value-type="float">
            <text:p>-23.54</text:p>
          </table:table-cell>
          <table:table-cell table:style-name="ce15" table:formula="of:=20*LOG(1/SQRT(1+([.P$2]/[.$A11])^2))" office:value-type="float" office:value="-23.541084391474" calcext:value-type="float">
            <text:p>-23.54</text:p>
          </table:table-cell>
          <table:table-cell table:style-name="ce15"/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table:formula="of:=20*LOG(1/SQRT(1+([.B$2]/[.$A12])^2))" office:value-type="float" office:value="-0.0532883350506694" calcext:value-type="float">
            <text:p>-0.05</text:p>
          </table:table-cell>
          <table:table-cell table:style-name="ce6" table:formula="of:=20*LOG([.C$2]/[.$A12]/SQRT(1+([.C$2]/[.$A12])^2))" office:value-type="float" office:value="-10" calcext:value-type="float">
            <text:p>-10.00</text:p>
          </table:table-cell>
          <table:table-cell table:style-name="ce6" table:formula="of:=20*LOG([.D$2]/[.$A12]/SQRT(1+([.D$2]/[.$A12])^2))" office:value-type="float" office:value="-10" calcext:value-type="float">
            <text:p>-10.00</text:p>
          </table:table-cell>
          <table:table-cell table:style-name="ce6" table:formula="of:=SUM([.B12:.D12];[.$E$3])" office:value-type="float" office:value="-16.0532883350507" calcext:value-type="float">
            <text:p>-16.05</text:p>
          </table:table-cell>
          <table:table-cell table:style-name="ce10" table:formula="of:=20*LOG([.F$2]/[.$A12]/SQRT(1+([.F$2]/[.$A12])^2))" office:value-type="float" office:value="-0.374264979406237" calcext:value-type="float">
            <text:p>-0.37</text:p>
          </table:table-cell>
          <table:table-cell table:style-name="ce10" table:formula="of:=20*LOG([.G$2]/[.$A12]/SQRT(1+([.G$2]/[.$A12])^2))" office:value-type="float" office:value="-0.374264979406237" calcext:value-type="float">
            <text:p>-0.37</text:p>
          </table:table-cell>
          <table:table-cell table:style-name="ce10" table:formula="of:=20*LOG([.H$2]/[.$A12]/SQRT(1+([.H$2]/[.$A12])^2))" office:value-type="float" office:value="-0.374264979406237" calcext:value-type="float">
            <text:p>-0.37</text:p>
          </table:table-cell>
          <table:table-cell table:style-name="ce10" table:formula="of:=20*LOG(1/SQRT(1+([.I$2]/[.$A12])^2))" office:value-type="float" office:value="-10.831839885013" calcext:value-type="float">
            <text:p>-10.83</text:p>
          </table:table-cell>
          <table:table-cell table:style-name="ce10" table:formula="of:=20*LOG(1/SQRT(1+([.J$2]/[.$A12])^2))" office:value-type="float" office:value="-10.831839885013" calcext:value-type="float">
            <text:p>-10.83</text:p>
          </table:table-cell>
          <table:table-cell table:style-name="ce10" table:formula="of:=20*LOG(1/SQRT(1+([.K$2]/[.$A12])^2))" office:value-type="float" office:value="-10.831839885013" calcext:value-type="float">
            <text:p>-10.83</text:p>
          </table:table-cell>
          <table:table-cell table:style-name="ce10" table:formula="of:=SUM([.F12:.K12];[.$L$3])" office:value-type="float" office:value="-15.6183145932577" calcext:value-type="float">
            <text:p>-15.62</text:p>
          </table:table-cell>
          <table:table-cell table:style-name="ce15" table:formula="of:=20*LOG([.M$2]/[.$A12]/SQRT(1+([.M$2]/[.$A12])^2))" office:value-type="float" office:value="-0.000783574953240864" calcext:value-type="float">
            <text:p>0.00</text:p>
          </table:table-cell>
          <table:table-cell table:style-name="ce15" table:formula="of:=20*LOG(1/SQRT(1+([.N$2]/[.$A12])^2))" office:value-type="float" office:value="-22.523135346597" calcext:value-type="float">
            <text:p>-22.52</text:p>
          </table:table-cell>
          <table:table-cell table:style-name="ce15" table:formula="of:=20*LOG(1/SQRT(1+([.O$2]/[.$A12])^2))" office:value-type="float" office:value="-22.523135346597" calcext:value-type="float">
            <text:p>-22.52</text:p>
          </table:table-cell>
          <table:table-cell table:style-name="ce15" table:formula="of:=20*LOG(1/SQRT(1+([.P$2]/[.$A12])^2))" office:value-type="float" office:value="-22.523135346597" calcext:value-type="float">
            <text:p>-22.52</text:p>
          </table:table-cell>
          <table:table-cell table:style-name="ce15"/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 table:formula="of:=20*LOG(1/SQRT(1+([.B$2]/[.$A13])^2))" office:value-type="float" office:value="-0.0432137378264246" calcext:value-type="float">
            <text:p>-0.04</text:p>
          </table:table-cell>
          <table:table-cell table:style-name="ce6" table:formula="of:=20*LOG([.C$2]/[.$A13]/SQRT(1+([.C$2]/[.$A13])^2))" office:value-type="float" office:value="-10.831839885013" calcext:value-type="float">
            <text:p>-10.83</text:p>
          </table:table-cell>
          <table:table-cell table:style-name="ce6" table:formula="of:=20*LOG([.D$2]/[.$A13]/SQRT(1+([.D$2]/[.$A13])^2))" office:value-type="float" office:value="-10.831839885013" calcext:value-type="float">
            <text:p>-10.83</text:p>
          </table:table-cell>
          <table:table-cell table:style-name="ce6" table:formula="of:=SUM([.B13:.D13];[.$E$3])" office:value-type="float" office:value="-17.7068935078524" calcext:value-type="float">
            <text:p>-17.71</text:p>
          </table:table-cell>
          <table:table-cell table:style-name="ce10" table:formula="of:=20*LOG([.F$2]/[.$A13]/SQRT(1+([.F$2]/[.$A13])^2))" office:value-type="float" office:value="-0.457574905606752" calcext:value-type="float">
            <text:p>-0.46</text:p>
          </table:table-cell>
          <table:table-cell table:style-name="ce10" table:formula="of:=20*LOG([.G$2]/[.$A13]/SQRT(1+([.G$2]/[.$A13])^2))" office:value-type="float" office:value="-0.457574905606752" calcext:value-type="float">
            <text:p>-0.46</text:p>
          </table:table-cell>
          <table:table-cell table:style-name="ce10" table:formula="of:=20*LOG([.H$2]/[.$A13]/SQRT(1+([.H$2]/[.$A13])^2))" office:value-type="float" office:value="-0.457574905606752" calcext:value-type="float">
            <text:p>-0.46</text:p>
          </table:table-cell>
          <table:table-cell table:style-name="ce10" table:formula="of:=20*LOG(1/SQRT(1+([.I$2]/[.$A13])^2))" office:value-type="float" office:value="-10" calcext:value-type="float">
            <text:p>-10.00</text:p>
          </table:table-cell>
          <table:table-cell table:style-name="ce10" table:formula="of:=20*LOG(1/SQRT(1+([.J$2]/[.$A13])^2))" office:value-type="float" office:value="-10" calcext:value-type="float">
            <text:p>-10.00</text:p>
          </table:table-cell>
          <table:table-cell table:style-name="ce10" table:formula="of:=20*LOG(1/SQRT(1+([.K$2]/[.$A13])^2))" office:value-type="float" office:value="-10" calcext:value-type="float">
            <text:p>-10.00</text:p>
          </table:table-cell>
          <table:table-cell table:style-name="ce10" table:formula="of:=SUM([.F13:.K13];[.$L$3])" office:value-type="float" office:value="-13.3727247168203" calcext:value-type="float">
            <text:p>-13.37</text:p>
          </table:table-cell>
          <table:table-cell table:style-name="ce15" table:formula="of:=20*LOG([.M$2]/[.$A13]/SQRT(1+([.M$2]/[.$A13])^2))" office:value-type="float" office:value="-0.000967356016702997" calcext:value-type="float">
            <text:p>0.00</text:p>
          </table:table-cell>
          <table:table-cell table:style-name="ce15" table:formula="of:=20*LOG(1/SQRT(1+([.N$2]/[.$A13])^2))" office:value-type="float" office:value="-21.6136800223497" calcext:value-type="float">
            <text:p>-21.61</text:p>
          </table:table-cell>
          <table:table-cell table:style-name="ce15" table:formula="of:=20*LOG(1/SQRT(1+([.O$2]/[.$A13])^2))" office:value-type="float" office:value="-21.6136800223497" calcext:value-type="float">
            <text:p>-21.61</text:p>
          </table:table-cell>
          <table:table-cell table:style-name="ce15" table:formula="of:=20*LOG(1/SQRT(1+([.P$2]/[.$A13])^2))" office:value-type="float" office:value="-21.6136800223497" calcext:value-type="float">
            <text:p>-21.61</text:p>
          </table:table-cell>
          <table:table-cell table:style-name="ce15"/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 table:formula="of:=20*LOG(1/SQRT(1+([.B$2]/[.$A14])^2))" office:value-type="float" office:value="-0.0108438129221994" calcext:value-type="float">
            <text:p>-0.01</text:p>
          </table:table-cell>
          <table:table-cell table:style-name="ce6" table:formula="of:=20*LOG([.C$2]/[.$A14]/SQRT(1+([.C$2]/[.$A14])^2))" office:value-type="float" office:value="-16.5748079856802" calcext:value-type="float">
            <text:p>-16.57</text:p>
          </table:table-cell>
          <table:table-cell table:style-name="ce6" table:formula="of:=20*LOG([.D$2]/[.$A14]/SQRT(1+([.D$2]/[.$A14])^2))" office:value-type="float" office:value="-16.5748079856802" calcext:value-type="float">
            <text:p>-16.57</text:p>
          </table:table-cell>
          <table:table-cell table:style-name="ce6" table:formula="of:=SUM([.B14:.D14];[.$E$3])" office:value-type="float" office:value="-29.1604597842825" calcext:value-type="float">
            <text:p>-29.16</text:p>
          </table:table-cell>
          <table:table-cell table:style-name="ce10" table:formula="of:=20*LOG([.F$2]/[.$A14]/SQRT(1+([.F$2]/[.$A14])^2))" office:value-type="float" office:value="-1.59700842867512" calcext:value-type="float">
            <text:p>-1.60</text:p>
          </table:table-cell>
          <table:table-cell table:style-name="ce10" table:formula="of:=20*LOG([.G$2]/[.$A14]/SQRT(1+([.G$2]/[.$A14])^2))" office:value-type="float" office:value="-1.59700842867512" calcext:value-type="float">
            <text:p>-1.60</text:p>
          </table:table-cell>
          <table:table-cell table:style-name="ce10" table:formula="of:=20*LOG([.H$2]/[.$A14]/SQRT(1+([.H$2]/[.$A14])^2))" office:value-type="float" office:value="-1.59700842867512" calcext:value-type="float">
            <text:p>-1.60</text:p>
          </table:table-cell>
          <table:table-cell table:style-name="ce10" table:formula="of:=20*LOG(1/SQRT(1+([.I$2]/[.$A14])^2))" office:value-type="float" office:value="-5.11883360978874" calcext:value-type="float">
            <text:p>-5.12</text:p>
          </table:table-cell>
          <table:table-cell table:style-name="ce10" table:formula="of:=20*LOG(1/SQRT(1+([.J$2]/[.$A14])^2))" office:value-type="float" office:value="-5.11883360978874" calcext:value-type="float">
            <text:p>-5.12</text:p>
          </table:table-cell>
          <table:table-cell table:style-name="ce10" table:formula="of:=20*LOG(1/SQRT(1+([.K$2]/[.$A14])^2))" office:value-type="float" office:value="-5.11883360978874" calcext:value-type="float">
            <text:p>-5.12</text:p>
          </table:table-cell>
          <table:table-cell table:style-name="ce10" table:formula="of:=SUM([.F14:.K14];[.$L$3])" office:value-type="float" office:value="-2.14752611539158" calcext:value-type="float">
            <text:p>-2.15</text:p>
          </table:table-cell>
          <table:table-cell table:style-name="ce15" table:formula="of:=20*LOG([.M$2]/[.$A14]/SQRT(1+([.M$2]/[.$A14])^2))" office:value-type="float" office:value="-0.0038681319137246" calcext:value-type="float">
            <text:p>0.00</text:p>
          </table:table-cell>
          <table:table-cell table:style-name="ce15" table:formula="of:=20*LOG(1/SQRT(1+([.N$2]/[.$A14])^2))" office:value-type="float" office:value="-15.6820172406699" calcext:value-type="float">
            <text:p>-15.68</text:p>
          </table:table-cell>
          <table:table-cell table:style-name="ce15" table:formula="of:=20*LOG(1/SQRT(1+([.O$2]/[.$A14])^2))" office:value-type="float" office:value="-15.6820172406699" calcext:value-type="float">
            <text:p>-15.68</text:p>
          </table:table-cell>
          <table:table-cell table:style-name="ce15" table:formula="of:=20*LOG(1/SQRT(1+([.P$2]/[.$A14])^2))" office:value-type="float" office:value="-15.6820172406699" calcext:value-type="float">
            <text:p>-15.68</text:p>
          </table:table-cell>
          <table:table-cell table:style-name="ce15"/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" table:formula="of:=20*LOG(1/SQRT(1+([.B$2]/[.$A15])^2))" office:value-type="float" office:value="-0.0048228153973801" calcext:value-type="float">
            <text:p>0.00</text:p>
          </table:table-cell>
          <table:table-cell table:style-name="ce6" table:formula="of:=20*LOG([.C$2]/[.$A15]/SQRT(1+([.C$2]/[.$A15])^2))" office:value-type="float" office:value="-20.0432137378264" calcext:value-type="float">
            <text:p>-20.04</text:p>
          </table:table-cell>
          <table:table-cell table:style-name="ce6" table:formula="of:=20*LOG([.D$2]/[.$A15]/SQRT(1+([.D$2]/[.$A15])^2))" office:value-type="float" office:value="-20.0432137378264" calcext:value-type="float">
            <text:p>-20.04</text:p>
          </table:table-cell>
          <table:table-cell table:style-name="ce6" table:formula="of:=SUM([.B15:.D15];[.$E$3])" office:value-type="float" office:value="-36.0912502910502" calcext:value-type="float">
            <text:p>-36.09</text:p>
          </table:table-cell>
          <table:table-cell table:style-name="ce10" table:formula="of:=20*LOG([.F$2]/[.$A15]/SQRT(1+([.F$2]/[.$A15])^2))" office:value-type="float" office:value="-3.01029995663981" calcext:value-type="float">
            <text:p>-3.01</text:p>
          </table:table-cell>
          <table:table-cell table:style-name="ce10" table:formula="of:=20*LOG([.G$2]/[.$A15]/SQRT(1+([.G$2]/[.$A15])^2))" office:value-type="float" office:value="-3.01029995663981" calcext:value-type="float">
            <text:p>-3.01</text:p>
          </table:table-cell>
          <table:table-cell table:style-name="ce10" table:formula="of:=20*LOG([.H$2]/[.$A15]/SQRT(1+([.H$2]/[.$A15])^2))" office:value-type="float" office:value="-3.01029995663981" calcext:value-type="float">
            <text:p>-3.01</text:p>
          </table:table-cell>
          <table:table-cell table:style-name="ce10" table:formula="of:=20*LOG(1/SQRT(1+([.I$2]/[.$A15])^2))" office:value-type="float" office:value="-3.01029995663981" calcext:value-type="float">
            <text:p>-3.01</text:p>
          </table:table-cell>
          <table:table-cell table:style-name="ce10" table:formula="of:=20*LOG(1/SQRT(1+([.J$2]/[.$A15])^2))" office:value-type="float" office:value="-3.01029995663981" calcext:value-type="float">
            <text:p>-3.01</text:p>
          </table:table-cell>
          <table:table-cell table:style-name="ce10" table:formula="of:=20*LOG(1/SQRT(1+([.K$2]/[.$A15])^2))" office:value-type="float" office:value="-3.01029995663981" calcext:value-type="float">
            <text:p>-3.01</text:p>
          </table:table-cell>
          <table:table-cell table:style-name="ce10" table:formula="of:=SUM([.F15:.K15];[.$L$3])" office:value-type="float" office:value="-0.0617997398388575" calcext:value-type="float">
            <text:p>-0.06</text:p>
          </table:table-cell>
          <table:table-cell table:style-name="ce15" table:formula="of:=20*LOG([.M$2]/[.$A15]/SQRT(1+([.M$2]/[.$A15])^2))" office:value-type="float" office:value="-0.00869845697960477" calcext:value-type="float">
            <text:p>-0.01</text:p>
          </table:table-cell>
          <table:table-cell table:style-name="ce15" table:formula="of:=20*LOG(1/SQRT(1+([.N$2]/[.$A15])^2))" office:value-type="float" office:value="-12.3044892137827" calcext:value-type="float">
            <text:p>-12.30</text:p>
          </table:table-cell>
          <table:table-cell table:style-name="ce15" table:formula="of:=20*LOG(1/SQRT(1+([.O$2]/[.$A15])^2))" office:value-type="float" office:value="-12.3044892137827" calcext:value-type="float">
            <text:p>-12.30</text:p>
          </table:table-cell>
          <table:table-cell table:style-name="ce15" table:formula="of:=20*LOG(1/SQRT(1+([.P$2]/[.$A15])^2))" office:value-type="float" office:value="-12.3044892137827" calcext:value-type="float">
            <text:p>-12.30</text:p>
          </table:table-cell>
          <table:table-cell table:style-name="ce15" table:formula="of:=SUM([.M15:.P15];[.$Q$3])" office:value-type="float" office:value="-34.4221660983278" calcext:value-type="float">
            <text:p>-34.42</text:p>
          </table:table-cell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" table:formula="of:=20*LOG(1/SQRT(1+([.B$2]/[.$A16])^2))" office:value-type="float" office:value="-0.00271349263375107" calcext:value-type="float">
            <text:p>0.00</text:p>
          </table:table-cell>
          <table:table-cell table:style-name="ce6" table:formula="of:=20*LOG([.C$2]/[.$A16]/SQRT(1+([.C$2]/[.$A16])^2))" office:value-type="float" office:value="-22.523135346597" calcext:value-type="float">
            <text:p>-22.52</text:p>
          </table:table-cell>
          <table:table-cell table:style-name="ce6" table:formula="of:=20*LOG([.D$2]/[.$A16]/SQRT(1+([.D$2]/[.$A16])^2))" office:value-type="float" office:value="-22.523135346597" calcext:value-type="float">
            <text:p>-22.52</text:p>
          </table:table-cell>
          <table:table-cell table:style-name="ce6" table:formula="of:=SUM([.B16:.D16];[.$E$3])" office:value-type="float" office:value="-41.0489841858278" calcext:value-type="float">
            <text:p>-41.05</text:p>
          </table:table-cell>
          <table:table-cell table:style-name="ce10" table:formula="of:=20*LOG([.F$2]/[.$A16]/SQRT(1+([.F$2]/[.$A16])^2))" office:value-type="float" office:value="-4.43697499232713" calcext:value-type="float">
            <text:p>-4.44</text:p>
          </table:table-cell>
          <table:table-cell table:style-name="ce10" table:formula="of:=20*LOG([.G$2]/[.$A16]/SQRT(1+([.G$2]/[.$A16])^2))" office:value-type="float" office:value="-4.43697499232713" calcext:value-type="float">
            <text:p>-4.44</text:p>
          </table:table-cell>
          <table:table-cell table:style-name="ce10" table:formula="of:=20*LOG([.H$2]/[.$A16]/SQRT(1+([.H$2]/[.$A16])^2))" office:value-type="float" office:value="-4.43697499232713" calcext:value-type="float">
            <text:p>-4.44</text:p>
          </table:table-cell>
          <table:table-cell table:style-name="ce10" table:formula="of:=20*LOG(1/SQRT(1+([.I$2]/[.$A16])^2))" office:value-type="float" office:value="-1.93820026016113" calcext:value-type="float">
            <text:p>-1.94</text:p>
          </table:table-cell>
          <table:table-cell table:style-name="ce10" table:formula="of:=20*LOG(1/SQRT(1+([.J$2]/[.$A16])^2))" office:value-type="float" office:value="-1.93820026016113" calcext:value-type="float">
            <text:p>-1.94</text:p>
          </table:table-cell>
          <table:table-cell table:style-name="ce10" table:formula="of:=20*LOG(1/SQRT(1+([.K$2]/[.$A16])^2))" office:value-type="float" office:value="-1.93820026016113" calcext:value-type="float">
            <text:p>-1.94</text:p>
          </table:table-cell>
          <table:table-cell table:style-name="ce10" table:formula="of:=SUM([.F16:.K16];[.$L$3])" office:value-type="float" office:value="-1.12552575746478" calcext:value-type="float">
            <text:p>-1.13</text:p>
          </table:table-cell>
          <table:table-cell table:style-name="ce15" table:formula="of:=20*LOG([.M$2]/[.$A16]/SQRT(1+([.M$2]/[.$A16])^2))" office:value-type="float" office:value="-0.0154518991342896" calcext:value-type="float">
            <text:p>-0.02</text:p>
          </table:table-cell>
          <table:table-cell table:style-name="ce15" table:formula="of:=20*LOG(1/SQRT(1+([.N$2]/[.$A16])^2))" office:value-type="float" office:value="-10" calcext:value-type="float">
            <text:p>-10.00</text:p>
          </table:table-cell>
          <table:table-cell table:style-name="ce15" table:formula="of:=20*LOG(1/SQRT(1+([.O$2]/[.$A16])^2))" office:value-type="float" office:value="-10" calcext:value-type="float">
            <text:p>-10.00</text:p>
          </table:table-cell>
          <table:table-cell table:style-name="ce15" table:formula="of:=20*LOG(1/SQRT(1+([.P$2]/[.$A16])^2))" office:value-type="float" office:value="-10" calcext:value-type="float">
            <text:p>-10.00</text:p>
          </table:table-cell>
          <table:table-cell table:style-name="ce15" table:formula="of:=SUM([.M16:.P16];[.$Q$3])" office:value-type="float" office:value="-27.5154518991343" calcext:value-type="float">
            <text:p>-27.52</text:p>
          </table:table-cell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" table:formula="of:=20*LOG(1/SQRT(1+([.B$2]/[.$A17])^2))" office:value-type="float" office:value="-0.00173683058464835" calcext:value-type="float">
            <text:p>0.00</text:p>
          </table:table-cell>
          <table:table-cell table:style-name="ce6" table:formula="of:=20*LOG([.C$2]/[.$A17]/SQRT(1+([.C$2]/[.$A17])^2))" office:value-type="float" office:value="-24.4525815187529" calcext:value-type="float">
            <text:p>-24.45</text:p>
          </table:table-cell>
          <table:table-cell table:style-name="ce6" table:formula="of:=20*LOG([.D$2]/[.$A17]/SQRT(1+([.D$2]/[.$A17])^2))" office:value-type="float" office:value="-24.4525815187529" calcext:value-type="float">
            <text:p>-24.45</text:p>
          </table:table-cell>
          <table:table-cell table:style-name="ce6" table:formula="of:=SUM([.B17:.D17];[.$E$3])" office:value-type="float" office:value="-44.9068998680904" calcext:value-type="float">
            <text:p>-44.91</text:p>
          </table:table-cell>
          <table:table-cell table:style-name="ce10" table:formula="of:=20*LOG([.F$2]/[.$A17]/SQRT(1+([.F$2]/[.$A17])^2))" office:value-type="float" office:value="-5.7723640760293" calcext:value-type="float">
            <text:p>-5.77</text:p>
          </table:table-cell>
          <table:table-cell table:style-name="ce10" table:formula="of:=20*LOG([.G$2]/[.$A17]/SQRT(1+([.G$2]/[.$A17])^2))" office:value-type="float" office:value="-5.7723640760293" calcext:value-type="float">
            <text:p>-5.77</text:p>
          </table:table-cell>
          <table:table-cell table:style-name="ce10" table:formula="of:=20*LOG([.H$2]/[.$A17]/SQRT(1+([.H$2]/[.$A17])^2))" office:value-type="float" office:value="-5.7723640760293" calcext:value-type="float">
            <text:p>-5.77</text:p>
          </table:table-cell>
          <table:table-cell table:style-name="ce10" table:formula="of:=20*LOG(1/SQRT(1+([.I$2]/[.$A17])^2))" office:value-type="float" office:value="-1.33538908370217" calcext:value-type="float">
            <text:p>-1.34</text:p>
          </table:table-cell>
          <table:table-cell table:style-name="ce10" table:formula="of:=20*LOG(1/SQRT(1+([.J$2]/[.$A17])^2))" office:value-type="float" office:value="-1.33538908370217" calcext:value-type="float">
            <text:p>-1.34</text:p>
          </table:table-cell>
          <table:table-cell table:style-name="ce10" table:formula="of:=20*LOG(1/SQRT(1+([.K$2]/[.$A17])^2))" office:value-type="float" office:value="-1.33538908370217" calcext:value-type="float">
            <text:p>-1.34</text:p>
          </table:table-cell>
          <table:table-cell table:style-name="ce10" table:formula="of:=SUM([.F17:.K17];[.$L$3])" office:value-type="float" office:value="-3.32325947919442" calcext:value-type="float">
            <text:p>-3.32</text:p>
          </table:table-cell>
          <table:table-cell table:style-name="ce15" table:formula="of:=20*LOG([.M$2]/[.$A17]/SQRT(1+([.M$2]/[.$A17])^2))" office:value-type="float" office:value="-0.0241194934009031" calcext:value-type="float">
            <text:p>-0.02</text:p>
          </table:table-cell>
          <table:table-cell table:style-name="ce15" table:formula="of:=20*LOG(1/SQRT(1+([.N$2]/[.$A17])^2))" office:value-type="float" office:value="-8.29946695941636" calcext:value-type="float">
            <text:p>-8.30</text:p>
          </table:table-cell>
          <table:table-cell table:style-name="ce15" table:formula="of:=20*LOG(1/SQRT(1+([.O$2]/[.$A17])^2))" office:value-type="float" office:value="-8.29946695941636" calcext:value-type="float">
            <text:p>-8.30</text:p>
          </table:table-cell>
          <table:table-cell table:style-name="ce15" table:formula="of:=20*LOG(1/SQRT(1+([.P$2]/[.$A17])^2))" office:value-type="float" office:value="-8.29946695941636" calcext:value-type="float">
            <text:p>-8.30</text:p>
          </table:table-cell>
          <table:table-cell table:style-name="ce15" table:formula="of:=SUM([.M17:.P17];[.$Q$3])" office:value-type="float" office:value="-22.42252037165" calcext:value-type="float">
            <text:p>-22.42</text:p>
          </table:table-cell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6" table:formula="of:=20*LOG(1/SQRT(1+([.B$2]/[.$A18])^2))" office:value-type="float" office:value="-0.00120620603998196" calcext:value-type="float">
            <text:p>0.00</text:p>
          </table:table-cell>
          <table:table-cell table:style-name="ce6" table:formula="of:=20*LOG([.C$2]/[.$A18]/SQRT(1+([.C$2]/[.$A18])^2))" office:value-type="float" office:value="-26.0314437262018" calcext:value-type="float">
            <text:p>-26.03</text:p>
          </table:table-cell>
          <table:table-cell table:style-name="ce6" table:formula="of:=20*LOG([.D$2]/[.$A18]/SQRT(1+([.D$2]/[.$A18])^2))" office:value-type="float" office:value="-26.0314437262018" calcext:value-type="float">
            <text:p>-26.03</text:p>
          </table:table-cell>
          <table:table-cell table:style-name="ce6"/>
          <table:table-cell table:style-name="ce10" table:formula="of:=20*LOG([.F$2]/[.$A18]/SQRT(1+([.F$2]/[.$A18])^2))" office:value-type="float" office:value="-6.98970004336019" calcext:value-type="float">
            <text:p>-6.99</text:p>
          </table:table-cell>
          <table:table-cell table:style-name="ce10" table:formula="of:=20*LOG([.G$2]/[.$A18]/SQRT(1+([.G$2]/[.$A18])^2))" office:value-type="float" office:value="-6.98970004336019" calcext:value-type="float">
            <text:p>-6.99</text:p>
          </table:table-cell>
          <table:table-cell table:style-name="ce10" table:formula="of:=20*LOG([.H$2]/[.$A18]/SQRT(1+([.H$2]/[.$A18])^2))" office:value-type="float" office:value="-6.98970004336019" calcext:value-type="float">
            <text:p>-6.99</text:p>
          </table:table-cell>
          <table:table-cell table:style-name="ce10" table:formula="of:=20*LOG(1/SQRT(1+([.I$2]/[.$A18])^2))" office:value-type="float" office:value="-0.969100130080564" calcext:value-type="float">
            <text:p>-0.97</text:p>
          </table:table-cell>
          <table:table-cell table:style-name="ce10" table:formula="of:=20*LOG(1/SQRT(1+([.J$2]/[.$A18])^2))" office:value-type="float" office:value="-0.969100130080564" calcext:value-type="float">
            <text:p>-0.97</text:p>
          </table:table-cell>
          <table:table-cell table:style-name="ce10" table:formula="of:=20*LOG(1/SQRT(1+([.K$2]/[.$A18])^2))" office:value-type="float" office:value="-0.969100130080564" calcext:value-type="float">
            <text:p>-0.97</text:p>
          </table:table-cell>
          <table:table-cell table:style-name="ce10" table:formula="of:=SUM([.F18:.K18];[.$L$3])" office:value-type="float" office:value="-5.87640052032226" calcext:value-type="float">
            <text:p>-5.88</text:p>
          </table:table-cell>
          <table:table-cell table:style-name="ce15" table:formula="of:=20*LOG([.M$2]/[.$A18]/SQRT(1+([.M$2]/[.$A18])^2))" office:value-type="float" office:value="-0.0346897813956921" calcext:value-type="float">
            <text:p>-0.03</text:p>
          </table:table-cell>
          <table:table-cell table:style-name="ce15" table:formula="of:=20*LOG(1/SQRT(1+([.N$2]/[.$A18])^2))" office:value-type="float" office:value="-6.98970004336019" calcext:value-type="float">
            <text:p>-6.99</text:p>
          </table:table-cell>
          <table:table-cell table:style-name="ce15" table:formula="of:=20*LOG(1/SQRT(1+([.O$2]/[.$A18])^2))" office:value-type="float" office:value="-6.98970004336019" calcext:value-type="float">
            <text:p>-6.99</text:p>
          </table:table-cell>
          <table:table-cell table:style-name="ce15" table:formula="of:=20*LOG(1/SQRT(1+([.P$2]/[.$A18])^2))" office:value-type="float" office:value="-6.98970004336019" calcext:value-type="float">
            <text:p>-6.99</text:p>
          </table:table-cell>
          <table:table-cell table:style-name="ce15" table:formula="of:=SUM([.M18:.P18];[.$Q$3])" office:value-type="float" office:value="-18.5037899114763" calcext:value-type="float">
            <text:p>-18.50</text:p>
          </table:table-cell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6" table:formula="of:=20*LOG(1/SQRT(1+([.B$2]/[.$A19])^2))" office:value-type="float" office:value="-0.000886224841159607" calcext:value-type="float">
            <text:p>0.00</text:p>
          </table:table-cell>
          <table:table-cell table:style-name="ce6" table:formula="of:=20*LOG([.C$2]/[.$A19]/SQRT(1+([.C$2]/[.$A19])^2))" office:value-type="float" office:value="-27.3675052266054" calcext:value-type="float">
            <text:p>-27.37</text:p>
          </table:table-cell>
          <table:table-cell table:style-name="ce6" table:formula="of:=20*LOG([.D$2]/[.$A19]/SQRT(1+([.D$2]/[.$A19])^2))" office:value-type="float" office:value="-27.3675052266054" calcext:value-type="float">
            <text:p>-27.37</text:p>
          </table:table-cell>
          <table:table-cell table:style-name="ce6"/>
          <table:table-cell table:style-name="ce10" table:formula="of:=20*LOG([.F$2]/[.$A19]/SQRT(1+([.F$2]/[.$A19])^2))" office:value-type="float" office:value="-8.09185484123612" calcext:value-type="float">
            <text:p>-8.09</text:p>
          </table:table-cell>
          <table:table-cell table:style-name="ce10" table:formula="of:=20*LOG([.G$2]/[.$A19]/SQRT(1+([.G$2]/[.$A19])^2))" office:value-type="float" office:value="-8.09185484123612" calcext:value-type="float">
            <text:p>-8.09</text:p>
          </table:table-cell>
          <table:table-cell table:style-name="ce10" table:formula="of:=20*LOG([.H$2]/[.$A19]/SQRT(1+([.H$2]/[.$A19])^2))" office:value-type="float" office:value="-8.09185484123612" calcext:value-type="float">
            <text:p>-8.09</text:p>
          </table:table-cell>
          <table:table-cell table:style-name="ce10" table:formula="of:=20*LOG(1/SQRT(1+([.I$2]/[.$A19])^2))" office:value-type="float" office:value="-0.732319135344236" calcext:value-type="float">
            <text:p>-0.73</text:p>
          </table:table-cell>
          <table:table-cell table:style-name="ce10" table:formula="of:=20*LOG(1/SQRT(1+([.J$2]/[.$A19])^2))" office:value-type="float" office:value="-0.732319135344236" calcext:value-type="float">
            <text:p>-0.73</text:p>
          </table:table-cell>
          <table:table-cell table:style-name="ce10" table:formula="of:=20*LOG(1/SQRT(1+([.K$2]/[.$A19])^2))" office:value-type="float" office:value="-0.732319135344236" calcext:value-type="float">
            <text:p>-0.73</text:p>
          </table:table-cell>
          <table:table-cell table:style-name="ce10" table:formula="of:=SUM([.F19:.K19];[.$L$3])" office:value-type="float" office:value="-8.47252192974107" calcext:value-type="float">
            <text:p>-8.47</text:p>
          </table:table-cell>
          <table:table-cell table:style-name="ce15" table:formula="of:=20*LOG([.M$2]/[.$A19]/SQRT(1+([.M$2]/[.$A19])^2))" office:value-type="float" office:value="-0.0471488614726435" calcext:value-type="float">
            <text:p>-0.05</text:p>
          </table:table-cell>
          <table:table-cell table:style-name="ce15" table:formula="of:=20*LOG(1/SQRT(1+([.N$2]/[.$A19])^2))" office:value-type="float" office:value="-5.9536122897926" calcext:value-type="float">
            <text:p>-5.95</text:p>
          </table:table-cell>
          <table:table-cell table:style-name="ce15" table:formula="of:=20*LOG(1/SQRT(1+([.O$2]/[.$A19])^2))" office:value-type="float" office:value="-5.9536122897926" calcext:value-type="float">
            <text:p>-5.95</text:p>
          </table:table-cell>
          <table:table-cell table:style-name="ce15" table:formula="of:=20*LOG(1/SQRT(1+([.P$2]/[.$A19])^2))" office:value-type="float" office:value="-5.9536122897926" calcext:value-type="float">
            <text:p>-5.95</text:p>
          </table:table-cell>
          <table:table-cell table:style-name="ce15" table:formula="of:=SUM([.M19:.P19];[.$Q$3])" office:value-type="float" office:value="-15.4079857308505" calcext:value-type="float">
            <text:p>-15.41</text:p>
          </table:table-cell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6" table:formula="of:=20*LOG(1/SQRT(1+([.B$2]/[.$A20])^2))" office:value-type="float" office:value="-0.000678532119032876" calcext:value-type="float">
            <text:p>0.00</text:p>
          </table:table-cell>
          <table:table-cell table:style-name="ce6" table:formula="of:=20*LOG([.C$2]/[.$A20]/SQRT(1+([.C$2]/[.$A20])^2))" office:value-type="float" office:value="-28.5254776214474" calcext:value-type="float">
            <text:p>-28.53</text:p>
          </table:table-cell>
          <table:table-cell table:style-name="ce6" table:formula="of:=20*LOG([.D$2]/[.$A20]/SQRT(1+([.D$2]/[.$A20])^2))" office:value-type="float" office:value="-28.5254776214474" calcext:value-type="float">
            <text:p>-28.53</text:p>
          </table:table-cell>
          <table:table-cell table:style-name="ce6"/>
          <table:table-cell table:style-name="ce10" table:formula="of:=20*LOG([.F$2]/[.$A20]/SQRT(1+([.F$2]/[.$A20])^2))" office:value-type="float" office:value="-9.09080350681131" calcext:value-type="float">
            <text:p>-9.09</text:p>
          </table:table-cell>
          <table:table-cell table:style-name="ce10" table:formula="of:=20*LOG([.G$2]/[.$A20]/SQRT(1+([.G$2]/[.$A20])^2))" office:value-type="float" office:value="-9.09080350681131" calcext:value-type="float">
            <text:p>-9.09</text:p>
          </table:table-cell>
          <table:table-cell table:style-name="ce10" table:formula="of:=20*LOG([.H$2]/[.$A20]/SQRT(1+([.H$2]/[.$A20])^2))" office:value-type="float" office:value="-9.09080350681131" calcext:value-type="float">
            <text:p>-9.09</text:p>
          </table:table-cell>
          <table:table-cell table:style-name="ce10" table:formula="of:=20*LOG(1/SQRT(1+([.I$2]/[.$A20])^2))" office:value-type="float" office:value="-0.571428861365687" calcext:value-type="float">
            <text:p>-0.57</text:p>
          </table:table-cell>
          <table:table-cell table:style-name="ce10" table:formula="of:=20*LOG(1/SQRT(1+([.J$2]/[.$A20])^2))" office:value-type="float" office:value="-0.571428861365687" calcext:value-type="float">
            <text:p>-0.57</text:p>
          </table:table-cell>
          <table:table-cell table:style-name="ce10" table:formula="of:=20*LOG(1/SQRT(1+([.K$2]/[.$A20])^2))" office:value-type="float" office:value="-0.571428861365687" calcext:value-type="float">
            <text:p>-0.57</text:p>
          </table:table-cell>
          <table:table-cell table:style-name="ce10" table:formula="of:=SUM([.F20:.K20];[.$L$3])" office:value-type="float" office:value="-10.986697104531" calcext:value-type="float">
            <text:p>-10.99</text:p>
          </table:table-cell>
          <table:table-cell table:style-name="ce15" table:formula="of:=20*LOG([.M$2]/[.$A20]/SQRT(1+([.M$2]/[.$A20])^2))" office:value-type="float" office:value="-0.0614804490653688" calcext:value-type="float">
            <text:p>-0.06</text:p>
          </table:table-cell>
          <table:table-cell table:style-name="ce15" table:formula="of:=20*LOG(1/SQRT(1+([.N$2]/[.$A20])^2))" office:value-type="float" office:value="-5.11883360978874" calcext:value-type="float">
            <text:p>-5.12</text:p>
          </table:table-cell>
          <table:table-cell table:style-name="ce15" table:formula="of:=20*LOG(1/SQRT(1+([.O$2]/[.$A20])^2))" office:value-type="float" office:value="-5.11883360978874" calcext:value-type="float">
            <text:p>-5.12</text:p>
          </table:table-cell>
          <table:table-cell table:style-name="ce15" table:formula="of:=20*LOG(1/SQRT(1+([.P$2]/[.$A20])^2))" office:value-type="float" office:value="-5.11883360978874" calcext:value-type="float">
            <text:p>-5.12</text:p>
          </table:table-cell>
          <table:table-cell table:style-name="ce15" table:formula="of:=SUM([.M20:.P20];[.$Q$3])" office:value-type="float" office:value="-12.9179812784316" calcext:value-type="float">
            <text:p>-12.92</text:p>
          </table:table-cell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6" table:formula="of:=20*LOG(1/SQRT(1+([.B$2]/[.$A21])^2))" office:value-type="float" office:value="-0.000536132933095493" calcext:value-type="float">
            <text:p>0.00</text:p>
          </table:table-cell>
          <table:table-cell table:style-name="ce6" table:formula="of:=20*LOG([.C$2]/[.$A21]/SQRT(1+([.C$2]/[.$A21])^2))" office:value-type="float" office:value="-29.5472479097906" calcext:value-type="float">
            <text:p>-29.55</text:p>
          </table:table-cell>
          <table:table-cell table:style-name="ce6" table:formula="of:=20*LOG([.D$2]/[.$A21]/SQRT(1+([.D$2]/[.$A21])^2))" office:value-type="float" office:value="-29.5472479097906" calcext:value-type="float">
            <text:p>-29.55</text:p>
          </table:table-cell>
          <table:table-cell table:style-name="ce6"/>
          <table:table-cell table:style-name="ce10" table:formula="of:=20*LOG([.F$2]/[.$A21]/SQRT(1+([.F$2]/[.$A21])^2))" office:value-type="float" office:value="-10" calcext:value-type="float">
            <text:p>-10.00</text:p>
          </table:table-cell>
          <table:table-cell table:style-name="ce10" table:formula="of:=20*LOG([.G$2]/[.$A21]/SQRT(1+([.G$2]/[.$A21])^2))" office:value-type="float" office:value="-10" calcext:value-type="float">
            <text:p>-10.00</text:p>
          </table:table-cell>
          <table:table-cell table:style-name="ce10" table:formula="of:=20*LOG([.H$2]/[.$A21]/SQRT(1+([.H$2]/[.$A21])^2))" office:value-type="float" office:value="-10" calcext:value-type="float">
            <text:p>-10.00</text:p>
          </table:table-cell>
          <table:table-cell table:style-name="ce10" table:formula="of:=20*LOG(1/SQRT(1+([.I$2]/[.$A21])^2))" office:value-type="float" office:value="-0.457574905606752" calcext:value-type="float">
            <text:p>-0.46</text:p>
          </table:table-cell>
          <table:table-cell table:style-name="ce10" table:formula="of:=20*LOG(1/SQRT(1+([.J$2]/[.$A21])^2))" office:value-type="float" office:value="-0.457574905606752" calcext:value-type="float">
            <text:p>-0.46</text:p>
          </table:table-cell>
          <table:table-cell table:style-name="ce10" table:formula="of:=20*LOG(1/SQRT(1+([.K$2]/[.$A21])^2))" office:value-type="float" office:value="-0.457574905606752" calcext:value-type="float">
            <text:p>-0.46</text:p>
          </table:table-cell>
          <table:table-cell table:style-name="ce10" table:formula="of:=SUM([.F21:.K21];[.$L$3])" office:value-type="float" office:value="-13.3727247168203" calcext:value-type="float">
            <text:p>-13.37</text:p>
          </table:table-cell>
          <table:table-cell table:style-name="ce15" table:formula="of:=20*LOG([.M$2]/[.$A21]/SQRT(1+([.M$2]/[.$A21])^2))" office:value-type="float" office:value="-0.0776659466819734" calcext:value-type="float">
            <text:p>-0.08</text:p>
          </table:table-cell>
          <table:table-cell table:style-name="ce15" table:formula="of:=20*LOG(1/SQRT(1+([.N$2]/[.$A21])^2))" office:value-type="float" office:value="-4.43697499232713" calcext:value-type="float">
            <text:p>-4.44</text:p>
          </table:table-cell>
          <table:table-cell table:style-name="ce15" table:formula="of:=20*LOG(1/SQRT(1+([.O$2]/[.$A21])^2))" office:value-type="float" office:value="-4.43697499232713" calcext:value-type="float">
            <text:p>-4.44</text:p>
          </table:table-cell>
          <table:table-cell table:style-name="ce15" table:formula="of:=20*LOG(1/SQRT(1+([.P$2]/[.$A21])^2))" office:value-type="float" office:value="-4.43697499232713" calcext:value-type="float">
            <text:p>-4.44</text:p>
          </table:table-cell>
          <table:table-cell table:style-name="ce15" table:formula="of:=SUM([.M21:.P21];[.$Q$3])" office:value-type="float" office:value="-10.8885909236634" calcext:value-type="float">
            <text:p>-10.89</text:p>
          </table:table-cell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" table:formula="of:=20*LOG(1/SQRT(1+([.B$2]/[.$A22])^2))" office:value-type="float" office:value="-0.000434272768625397" calcext:value-type="float">
            <text:p>0.00</text:p>
          </table:table-cell>
          <table:table-cell table:style-name="ce6" table:formula="of:=20*LOG([.C$2]/[.$A22]/SQRT(1+([.C$2]/[.$A22])^2))" office:value-type="float" office:value="-30.4614817981059" calcext:value-type="float">
            <text:p>-30.46</text:p>
          </table:table-cell>
          <table:table-cell table:style-name="ce6" table:formula="of:=20*LOG([.D$2]/[.$A22]/SQRT(1+([.D$2]/[.$A22])^2))" office:value-type="float" office:value="-30.4614817981059" calcext:value-type="float">
            <text:p>-30.46</text:p>
          </table:table-cell>
          <table:table-cell table:style-name="ce6"/>
          <table:table-cell table:style-name="ce10" table:formula="of:=20*LOG([.F$2]/[.$A22]/SQRT(1+([.F$2]/[.$A22])^2))" office:value-type="float" office:value="-10.831839885013" calcext:value-type="float">
            <text:p>-10.83</text:p>
          </table:table-cell>
          <table:table-cell table:style-name="ce10" table:formula="of:=20*LOG([.G$2]/[.$A22]/SQRT(1+([.G$2]/[.$A22])^2))" office:value-type="float" office:value="-10.831839885013" calcext:value-type="float">
            <text:p>-10.83</text:p>
          </table:table-cell>
          <table:table-cell table:style-name="ce10" table:formula="of:=20*LOG([.H$2]/[.$A22]/SQRT(1+([.H$2]/[.$A22])^2))" office:value-type="float" office:value="-10.831839885013" calcext:value-type="float">
            <text:p>-10.83</text:p>
          </table:table-cell>
          <table:table-cell table:style-name="ce10" table:formula="of:=20*LOG(1/SQRT(1+([.I$2]/[.$A22])^2))" office:value-type="float" office:value="-0.374264979406237" calcext:value-type="float">
            <text:p>-0.37</text:p>
          </table:table-cell>
          <table:table-cell table:style-name="ce10" table:formula="of:=20*LOG(1/SQRT(1+([.J$2]/[.$A22])^2))" office:value-type="float" office:value="-0.374264979406237" calcext:value-type="float">
            <text:p>-0.37</text:p>
          </table:table-cell>
          <table:table-cell table:style-name="ce10" table:formula="of:=20*LOG(1/SQRT(1+([.K$2]/[.$A22])^2))" office:value-type="float" office:value="-0.374264979406237" calcext:value-type="float">
            <text:p>-0.37</text:p>
          </table:table-cell>
          <table:table-cell table:style-name="ce10" table:formula="of:=SUM([.F22:.K22];[.$L$3])" office:value-type="float" office:value="-15.6183145932577" calcext:value-type="float">
            <text:p>-15.62</text:p>
          </table:table-cell>
          <table:table-cell table:style-name="ce15" table:formula="of:=20*LOG([.M$2]/[.$A22]/SQRT(1+([.M$2]/[.$A22])^2))" office:value-type="float" office:value="-0.0956845229300642" calcext:value-type="float">
            <text:p>-0.10</text:p>
          </table:table-cell>
          <table:table-cell table:style-name="ce15" table:formula="of:=20*LOG(1/SQRT(1+([.N$2]/[.$A22])^2))" office:value-type="float" office:value="-3.87389826338729" calcext:value-type="float">
            <text:p>-3.87</text:p>
          </table:table-cell>
          <table:table-cell table:style-name="ce15" table:formula="of:=20*LOG(1/SQRT(1+([.O$2]/[.$A22])^2))" office:value-type="float" office:value="-3.87389826338729" calcext:value-type="float">
            <text:p>-3.87</text:p>
          </table:table-cell>
          <table:table-cell table:style-name="ce15" table:formula="of:=20*LOG(1/SQRT(1+([.P$2]/[.$A22])^2))" office:value-type="float" office:value="-3.87389826338729" calcext:value-type="float">
            <text:p>-3.87</text:p>
          </table:table-cell>
          <table:table-cell table:style-name="ce15" table:formula="of:=SUM([.M22:.P22];[.$Q$3])" office:value-type="float" office:value="-9.21737931309194" calcext:value-type="float">
            <text:p>-9.22</text:p>
          </table:table-cell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" table:formula="of:=20*LOG(1/SQRT(1+([.B$2]/[.$A23])^2))" office:value-type="float" office:value="-0.000108572263328257" calcext:value-type="float">
            <text:p>0.00</text:p>
          </table:table-cell>
          <table:table-cell table:style-name="ce6" table:formula="of:=20*LOG([.C$2]/[.$A23]/SQRT(1+([.C$2]/[.$A23])^2))" office:value-type="float" office:value="-36.4791518715564" calcext:value-type="float">
            <text:p>-36.48</text:p>
          </table:table-cell>
          <table:table-cell table:style-name="ce6" table:formula="of:=20*LOG([.D$2]/[.$A23]/SQRT(1+([.D$2]/[.$A23])^2))" office:value-type="float" office:value="-36.4791518715564" calcext:value-type="float">
            <text:p>-36.48</text:p>
          </table:table-cell>
          <table:table-cell table:style-name="ce6"/>
          <table:table-cell table:style-name="ce10" table:formula="of:=20*LOG([.F$2]/[.$A23]/SQRT(1+([.F$2]/[.$A23])^2))" office:value-type="float" office:value="-16.5748079856802" calcext:value-type="float">
            <text:p>-16.57</text:p>
          </table:table-cell>
          <table:table-cell table:style-name="ce10" table:formula="of:=20*LOG([.G$2]/[.$A23]/SQRT(1+([.G$2]/[.$A23])^2))" office:value-type="float" office:value="-16.5748079856802" calcext:value-type="float">
            <text:p>-16.57</text:p>
          </table:table-cell>
          <table:table-cell table:style-name="ce10" table:formula="of:=20*LOG([.H$2]/[.$A23]/SQRT(1+([.H$2]/[.$A23])^2))" office:value-type="float" office:value="-16.5748079856802" calcext:value-type="float">
            <text:p>-16.57</text:p>
          </table:table-cell>
          <table:table-cell table:style-name="ce10" table:formula="of:=20*LOG(1/SQRT(1+([.I$2]/[.$A23])^2))" office:value-type="float" office:value="-0.0966331667937943" calcext:value-type="float">
            <text:p>-0.10</text:p>
          </table:table-cell>
          <table:table-cell table:style-name="ce10" table:formula="of:=20*LOG(1/SQRT(1+([.J$2]/[.$A23])^2))" office:value-type="float" office:value="-0.0966331667937943" calcext:value-type="float">
            <text:p>-0.10</text:p>
          </table:table-cell>
          <table:table-cell table:style-name="ce10" table:formula="of:=20*LOG(1/SQRT(1+([.K$2]/[.$A23])^2))" office:value-type="float" office:value="-0.0966331667937943" calcext:value-type="float">
            <text:p>-0.10</text:p>
          </table:table-cell>
          <table:table-cell table:style-name="ce10" table:formula="of:=SUM([.F23:.K23];[.$L$3])" office:value-type="float" office:value="-32.014323457422" calcext:value-type="float">
            <text:p>-32.01</text:p>
          </table:table-cell>
          <table:table-cell table:style-name="ce15" table:formula="of:=20*LOG([.M$2]/[.$A23]/SQRT(1+([.M$2]/[.$A23])^2))" office:value-type="float" office:value="-0.370704318621827" calcext:value-type="float">
            <text:p>-0.37</text:p>
          </table:table-cell>
          <table:table-cell table:style-name="ce15" table:formula="of:=20*LOG(1/SQRT(1+([.N$2]/[.$A23])^2))" office:value-type="float" office:value="-1.33538908370217" calcext:value-type="float">
            <text:p>-1.34</text:p>
          </table:table-cell>
          <table:table-cell table:style-name="ce15" table:formula="of:=20*LOG(1/SQRT(1+([.O$2]/[.$A23])^2))" office:value-type="float" office:value="-1.33538908370217" calcext:value-type="float">
            <text:p>-1.34</text:p>
          </table:table-cell>
          <table:table-cell table:style-name="ce15" table:formula="of:=20*LOG(1/SQRT(1+([.P$2]/[.$A23])^2))" office:value-type="float" office:value="-1.33538908370217" calcext:value-type="float">
            <text:p>-1.34</text:p>
          </table:table-cell>
          <table:table-cell table:style-name="ce15" table:formula="of:=SUM([.M23:.P23];[.$Q$3])" office:value-type="float" office:value="-1.87687156972835" calcext:value-type="float">
            <text:p>-1.88</text:p>
          </table:table-cell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6" table:formula="of:=20*LOG(1/SQRT(1+([.B$2]/[.$A24])^2))" office:value-type="float" office:value="-0.0000482546743521194" calcext:value-type="float">
            <text:p>0.00</text:p>
          </table:table-cell>
          <table:table-cell table:style-name="ce6" table:formula="of:=20*LOG([.C$2]/[.$A24]/SQRT(1+([.C$2]/[.$A24])^2))" office:value-type="float" office:value="-40.0004342727686" calcext:value-type="float">
            <text:p>-40.00</text:p>
          </table:table-cell>
          <table:table-cell table:style-name="ce6" table:formula="of:=20*LOG([.D$2]/[.$A24]/SQRT(1+([.D$2]/[.$A24])^2))" office:value-type="float" office:value="-40.0004342727686" calcext:value-type="float">
            <text:p>-40.00</text:p>
          </table:table-cell>
          <table:table-cell table:style-name="ce6"/>
          <table:table-cell table:style-name="ce10" table:formula="of:=20*LOG([.F$2]/[.$A24]/SQRT(1+([.F$2]/[.$A24])^2))" office:value-type="float" office:value="-20.0432137378264" calcext:value-type="float">
            <text:p>-20.04</text:p>
          </table:table-cell>
          <table:table-cell table:style-name="ce10" table:formula="of:=20*LOG([.G$2]/[.$A24]/SQRT(1+([.G$2]/[.$A24])^2))" office:value-type="float" office:value="-20.0432137378264" calcext:value-type="float">
            <text:p>-20.04</text:p>
          </table:table-cell>
          <table:table-cell table:style-name="ce10" table:formula="of:=20*LOG([.H$2]/[.$A24]/SQRT(1+([.H$2]/[.$A24])^2))" office:value-type="float" office:value="-20.0432137378264" calcext:value-type="float">
            <text:p>-20.04</text:p>
          </table:table-cell>
          <table:table-cell table:style-name="ce10" table:formula="of:=20*LOG(1/SQRT(1+([.I$2]/[.$A24])^2))" office:value-type="float" office:value="-0.0432137378264246" calcext:value-type="float">
            <text:p>-0.04</text:p>
          </table:table-cell>
          <table:table-cell table:style-name="ce10" table:formula="of:=20*LOG(1/SQRT(1+([.J$2]/[.$A24])^2))" office:value-type="float" office:value="-0.0432137378264246" calcext:value-type="float">
            <text:p>-0.04</text:p>
          </table:table-cell>
          <table:table-cell table:style-name="ce10" table:formula="of:=20*LOG(1/SQRT(1+([.K$2]/[.$A24])^2))" office:value-type="float" office:value="-0.0432137378264246" calcext:value-type="float">
            <text:p>-0.04</text:p>
          </table:table-cell>
          <table:table-cell table:style-name="ce10" table:formula="of:=SUM([.F24:.K24];[.$L$3])" office:value-type="float" office:value="-42.2592824269585" calcext:value-type="float">
            <text:p>-42.26</text:p>
          </table:table-cell>
          <table:table-cell table:style-name="ce15" table:formula="of:=20*LOG([.M$2]/[.$A24]/SQRT(1+([.M$2]/[.$A24])^2))" office:value-type="float" office:value="-0.793585781943726" calcext:value-type="float">
            <text:p>-0.79</text:p>
          </table:table-cell>
          <table:table-cell table:style-name="ce15" table:formula="of:=20*LOG(1/SQRT(1+([.N$2]/[.$A24])^2))" office:value-type="float" office:value="-0.644579892269186" calcext:value-type="float">
            <text:p>-0.64</text:p>
          </table:table-cell>
          <table:table-cell table:style-name="ce15" table:formula="of:=20*LOG(1/SQRT(1+([.O$2]/[.$A24])^2))" office:value-type="float" office:value="-0.644579892269186" calcext:value-type="float">
            <text:p>-0.64</text:p>
          </table:table-cell>
          <table:table-cell table:style-name="ce15" table:formula="of:=20*LOG(1/SQRT(1+([.P$2]/[.$A24])^2))" office:value-type="float" office:value="-0.644579892269186" calcext:value-type="float">
            <text:p>-0.64</text:p>
          </table:table-cell>
          <table:table-cell table:style-name="ce15" table:formula="of:=SUM([.M24:.P24];[.$Q$3])" office:value-type="float" office:value="-0.227325458751284" calcext:value-type="float">
            <text:p>-0.23</text:p>
          </table:table-cell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6" table:formula="of:=20*LOG(1/SQRT(1+([.B$2]/[.$A25])^2))" office:value-type="float" office:value="-0.000027143320295821" calcext:value-type="float">
            <text:p>0.00</text:p>
          </table:table-cell>
          <table:table-cell table:style-name="ce6" table:formula="of:=20*LOG([.C$2]/[.$A25]/SQRT(1+([.C$2]/[.$A25])^2))" office:value-type="float" office:value="-42.4990190159417" calcext:value-type="float">
            <text:p>-42.50</text:p>
          </table:table-cell>
          <table:table-cell table:style-name="ce6" table:formula="of:=20*LOG([.D$2]/[.$A25]/SQRT(1+([.D$2]/[.$A25])^2))" office:value-type="float" office:value="-42.4990190159417" calcext:value-type="float">
            <text:p>-42.50</text:p>
          </table:table-cell>
          <table:table-cell table:style-name="ce6"/>
          <table:table-cell table:style-name="ce10" table:formula="of:=20*LOG([.F$2]/[.$A25]/SQRT(1+([.F$2]/[.$A25])^2))" office:value-type="float" office:value="-22.523135346597" calcext:value-type="float">
            <text:p>-22.52</text:p>
          </table:table-cell>
          <table:table-cell table:style-name="ce10" table:formula="of:=20*LOG([.G$2]/[.$A25]/SQRT(1+([.G$2]/[.$A25])^2))" office:value-type="float" office:value="-22.523135346597" calcext:value-type="float">
            <text:p>-22.52</text:p>
          </table:table-cell>
          <table:table-cell table:style-name="ce10" table:formula="of:=20*LOG([.H$2]/[.$A25]/SQRT(1+([.H$2]/[.$A25])^2))" office:value-type="float" office:value="-22.523135346597" calcext:value-type="float">
            <text:p>-22.52</text:p>
          </table:table-cell>
          <table:table-cell table:style-name="ce10" table:formula="of:=20*LOG(1/SQRT(1+([.I$2]/[.$A25])^2))" office:value-type="float" office:value="-0.0243606144310476" calcext:value-type="float">
            <text:p>-0.02</text:p>
          </table:table-cell>
          <table:table-cell table:style-name="ce10" table:formula="of:=20*LOG(1/SQRT(1+([.J$2]/[.$A25])^2))" office:value-type="float" office:value="-0.0243606144310476" calcext:value-type="float">
            <text:p>-0.02</text:p>
          </table:table-cell>
          <table:table-cell table:style-name="ce10" table:formula="of:=20*LOG(1/SQRT(1+([.K$2]/[.$A25])^2))" office:value-type="float" office:value="-0.0243606144310476" calcext:value-type="float">
            <text:p>-0.02</text:p>
          </table:table-cell>
          <table:table-cell table:style-name="ce10"/>
          <table:table-cell table:style-name="ce15" table:formula="of:=20*LOG([.M$2]/[.$A25]/SQRT(1+([.M$2]/[.$A25])^2))" office:value-type="float" office:value="-1.3239636865287" calcext:value-type="float">
            <text:p>-1.32</text:p>
          </table:table-cell>
          <table:table-cell table:style-name="ce15" table:formula="of:=20*LOG(1/SQRT(1+([.N$2]/[.$A25])^2))" office:value-type="float" office:value="-0.374264979406237" calcext:value-type="float">
            <text:p>-0.37</text:p>
          </table:table-cell>
          <table:table-cell table:style-name="ce15" table:formula="of:=20*LOG(1/SQRT(1+([.O$2]/[.$A25])^2))" office:value-type="float" office:value="-0.374264979406237" calcext:value-type="float">
            <text:p>-0.37</text:p>
          </table:table-cell>
          <table:table-cell table:style-name="ce15" table:formula="of:=20*LOG(1/SQRT(1+([.P$2]/[.$A25])^2))" office:value-type="float" office:value="-0.374264979406237" calcext:value-type="float">
            <text:p>-0.37</text:p>
          </table:table-cell>
          <table:table-cell table:style-name="ce15" table:formula="of:=SUM([.M25:.P25];[.$Q$3])" office:value-type="float" office:value="0.0532413752525889" calcext:value-type="float">
            <text:p>0.05</text:p>
          </table:table-cell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6" table:formula="of:=20*LOG(1/SQRT(1+([.B$2]/[.$A26])^2))" office:value-type="float" office:value="-0.0000173717445312499" calcext:value-type="float">
            <text:p>0.00</text:p>
          </table:table-cell>
          <table:table-cell table:style-name="ce6" table:formula="of:=20*LOG([.C$2]/[.$A26]/SQRT(1+([.C$2]/[.$A26])^2))" office:value-type="float" office:value="-44.4371313355264" calcext:value-type="float">
            <text:p>-44.44</text:p>
          </table:table-cell>
          <table:table-cell table:style-name="ce6" table:formula="of:=20*LOG([.D$2]/[.$A26]/SQRT(1+([.D$2]/[.$A26])^2))" office:value-type="float" office:value="-44.4371313355264" calcext:value-type="float">
            <text:p>-44.44</text:p>
          </table:table-cell>
          <table:table-cell table:style-name="ce6"/>
          <table:table-cell table:style-name="ce10" table:formula="of:=20*LOG([.F$2]/[.$A26]/SQRT(1+([.F$2]/[.$A26])^2))" office:value-type="float" office:value="-24.4525815187529" calcext:value-type="float">
            <text:p>-24.45</text:p>
          </table:table-cell>
          <table:table-cell table:style-name="ce10" table:formula="of:=20*LOG([.G$2]/[.$A26]/SQRT(1+([.G$2]/[.$A26])^2))" office:value-type="float" office:value="-24.4525815187529" calcext:value-type="float">
            <text:p>-24.45</text:p>
          </table:table-cell>
          <table:table-cell table:style-name="ce10" table:formula="of:=20*LOG([.H$2]/[.$A26]/SQRT(1+([.H$2]/[.$A26])^2))" office:value-type="float" office:value="-24.4525815187529" calcext:value-type="float">
            <text:p>-24.45</text:p>
          </table:table-cell>
          <table:table-cell table:style-name="ce10" table:formula="of:=20*LOG(1/SQRT(1+([.I$2]/[.$A26])^2))" office:value-type="float" office:value="-0.0156065264257291" calcext:value-type="float">
            <text:p>-0.02</text:p>
          </table:table-cell>
          <table:table-cell table:style-name="ce10" table:formula="of:=20*LOG(1/SQRT(1+([.J$2]/[.$A26])^2))" office:value-type="float" office:value="-0.0156065264257291" calcext:value-type="float">
            <text:p>-0.02</text:p>
          </table:table-cell>
          <table:table-cell table:style-name="ce10" table:formula="of:=20*LOG(1/SQRT(1+([.K$2]/[.$A26])^2))" office:value-type="float" office:value="-0.0156065264257291" calcext:value-type="float">
            <text:p>-0.02</text:p>
          </table:table-cell>
          <table:table-cell table:style-name="ce10"/>
          <table:table-cell table:style-name="ce15" table:formula="of:=20*LOG([.M$2]/[.$A26]/SQRT(1+([.M$2]/[.$A26])^2))" office:value-type="float" office:value="-1.92265435072172" calcext:value-type="float">
            <text:p>-1.92</text:p>
          </table:table-cell>
          <table:table-cell table:style-name="ce15" table:formula="of:=20*LOG(1/SQRT(1+([.N$2]/[.$A26])^2))" office:value-type="float" office:value="-0.24321442141565" calcext:value-type="float">
            <text:p>-0.24</text:p>
          </table:table-cell>
          <table:table-cell table:style-name="ce15" table:formula="of:=20*LOG(1/SQRT(1+([.O$2]/[.$A26])^2))" office:value-type="float" office:value="-0.24321442141565" calcext:value-type="float">
            <text:p>-0.24</text:p>
          </table:table-cell>
          <table:table-cell table:style-name="ce15" table:formula="of:=20*LOG(1/SQRT(1+([.P$2]/[.$A26])^2))" office:value-type="float" office:value="-0.24321442141565" calcext:value-type="float">
            <text:p>-0.24</text:p>
          </table:table-cell>
          <table:table-cell table:style-name="ce15" table:formula="of:=SUM([.M26:.P26];[.$Q$3])" office:value-type="float" office:value="-0.15229761496867" calcext:value-type="float">
            <text:p>-0.15</text:p>
          </table:table-cell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6" table:formula="of:=20*LOG(1/SQRT(1+([.B$2]/[.$A27])^2))" office:value-type="float" office:value="-0.0000120637188537673" calcext:value-type="float">
            <text:p>0.00</text:p>
          </table:table-cell>
          <table:table-cell table:style-name="ce6" table:formula="of:=20*LOG([.C$2]/[.$A27]/SQRT(1+([.C$2]/[.$A27])^2))" office:value-type="float" office:value="-46.020708485543" calcext:value-type="float">
            <text:p>-46.02</text:p>
          </table:table-cell>
          <table:table-cell table:style-name="ce6" table:formula="of:=20*LOG([.D$2]/[.$A27]/SQRT(1+([.D$2]/[.$A27])^2))" office:value-type="float" office:value="-46.020708485543" calcext:value-type="float">
            <text:p>-46.02</text:p>
          </table:table-cell>
          <table:table-cell table:style-name="ce6"/>
          <table:table-cell table:style-name="ce10" table:formula="of:=20*LOG([.F$2]/[.$A27]/SQRT(1+([.F$2]/[.$A27])^2))" office:value-type="float" office:value="-26.0314437262018" calcext:value-type="float">
            <text:p>-26.03</text:p>
          </table:table-cell>
          <table:table-cell table:style-name="ce10" table:formula="of:=20*LOG([.G$2]/[.$A27]/SQRT(1+([.G$2]/[.$A27])^2))" office:value-type="float" office:value="-26.0314437262018" calcext:value-type="float">
            <text:p>-26.03</text:p>
          </table:table-cell>
          <table:table-cell table:style-name="ce10" table:formula="of:=20*LOG([.H$2]/[.$A27]/SQRT(1+([.H$2]/[.$A27])^2))" office:value-type="float" office:value="-26.0314437262018" calcext:value-type="float">
            <text:p>-26.03</text:p>
          </table:table-cell>
          <table:table-cell table:style-name="ce10" table:formula="of:=20*LOG(1/SQRT(1+([.I$2]/[.$A27])^2))" office:value-type="float" office:value="-0.0108438129221994" calcext:value-type="float">
            <text:p>-0.01</text:p>
          </table:table-cell>
          <table:table-cell table:style-name="ce10" table:formula="of:=20*LOG(1/SQRT(1+([.J$2]/[.$A27])^2))" office:value-type="float" office:value="-0.0108438129221994" calcext:value-type="float">
            <text:p>-0.01</text:p>
          </table:table-cell>
          <table:table-cell table:style-name="ce10" table:formula="of:=20*LOG(1/SQRT(1+([.K$2]/[.$A27])^2))" office:value-type="float" office:value="-0.0108438129221994" calcext:value-type="float">
            <text:p>-0.01</text:p>
          </table:table-cell>
          <table:table-cell table:style-name="ce10"/>
          <table:table-cell table:style-name="ce15" table:formula="of:=20*LOG([.M$2]/[.$A27]/SQRT(1+([.M$2]/[.$A27])^2))" office:value-type="float" office:value="-2.5574523001463" calcext:value-type="float">
            <text:p>-2.56</text:p>
          </table:table-cell>
          <table:table-cell table:style-name="ce15" table:formula="of:=20*LOG(1/SQRT(1+([.N$2]/[.$A27])^2))" office:value-type="float" office:value="-0.170333392987804" calcext:value-type="float">
            <text:p>-0.17</text:p>
          </table:table-cell>
          <table:table-cell table:style-name="ce15" table:formula="of:=20*LOG(1/SQRT(1+([.O$2]/[.$A27])^2))" office:value-type="float" office:value="-0.170333392987804" calcext:value-type="float">
            <text:p>-0.17</text:p>
          </table:table-cell>
          <table:table-cell table:style-name="ce15" table:formula="of:=20*LOG(1/SQRT(1+([.P$2]/[.$A27])^2))" office:value-type="float" office:value="-0.170333392987804" calcext:value-type="float">
            <text:p>-0.17</text:p>
          </table:table-cell>
          <table:table-cell table:style-name="ce15" table:formula="of:=SUM([.M27:.P27];[.$Q$3])" office:value-type="float" office:value="-0.568452479109712" calcext:value-type="float">
            <text:p>-0.57</text:p>
          </table:table-cell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style-name="ce6" table:formula="of:=20*LOG(1/SQRT(1+([.B$2]/[.$A28])^2))" office:value-type="float" office:value="-0.00000886314364708011" calcext:value-type="float">
            <text:p>0.00</text:p>
          </table:table-cell>
          <table:table-cell table:style-name="ce6" table:formula="of:=20*LOG([.C$2]/[.$A28]/SQRT(1+([.C$2]/[.$A28])^2))" office:value-type="float" office:value="-47.3596154735336" calcext:value-type="float">
            <text:p>-47.36</text:p>
          </table:table-cell>
          <table:table-cell table:style-name="ce6" table:formula="of:=20*LOG([.D$2]/[.$A28]/SQRT(1+([.D$2]/[.$A28])^2))" office:value-type="float" office:value="-47.3596154735336" calcext:value-type="float">
            <text:p>-47.36</text:p>
          </table:table-cell>
          <table:table-cell table:style-name="ce6"/>
          <table:table-cell table:style-name="ce10" table:formula="of:=20*LOG([.F$2]/[.$A28]/SQRT(1+([.F$2]/[.$A28])^2))" office:value-type="float" office:value="-27.3675052266054" calcext:value-type="float">
            <text:p>-27.37</text:p>
          </table:table-cell>
          <table:table-cell table:style-name="ce10" table:formula="of:=20*LOG([.G$2]/[.$A28]/SQRT(1+([.G$2]/[.$A28])^2))" office:value-type="float" office:value="-27.3675052266054" calcext:value-type="float">
            <text:p>-27.37</text:p>
          </table:table-cell>
          <table:table-cell table:style-name="ce10" table:formula="of:=20*LOG([.H$2]/[.$A28]/SQRT(1+([.H$2]/[.$A28])^2))" office:value-type="float" office:value="-27.3675052266054" calcext:value-type="float">
            <text:p>-27.37</text:p>
          </table:table-cell>
          <table:table-cell table:style-name="ce10" table:formula="of:=20*LOG(1/SQRT(1+([.I$2]/[.$A28])^2))" office:value-type="float" office:value="-0.00796952071355835" calcext:value-type="float">
            <text:p>-0.01</text:p>
          </table:table-cell>
          <table:table-cell table:style-name="ce10" table:formula="of:=20*LOG(1/SQRT(1+([.J$2]/[.$A28])^2))" office:value-type="float" office:value="-0.00796952071355835" calcext:value-type="float">
            <text:p>-0.01</text:p>
          </table:table-cell>
          <table:table-cell table:style-name="ce10" table:formula="of:=20*LOG(1/SQRT(1+([.K$2]/[.$A28])^2))" office:value-type="float" office:value="-0.00796952071355835" calcext:value-type="float">
            <text:p>-0.01</text:p>
          </table:table-cell>
          <table:table-cell table:style-name="ce10"/>
          <table:table-cell table:style-name="ce15" table:formula="of:=20*LOG([.M$2]/[.$A28]/SQRT(1+([.M$2]/[.$A28])^2))" office:value-type="float" office:value="-3.20469733657971" calcext:value-type="float">
            <text:p>-3.20</text:p>
          </table:table-cell>
          <table:table-cell table:style-name="ce15" table:formula="of:=20*LOG(1/SQRT(1+([.N$2]/[.$A28])^2))" office:value-type="float" office:value="-0.125789978725303" calcext:value-type="float">
            <text:p>-0.13</text:p>
          </table:table-cell>
          <table:table-cell table:style-name="ce15" table:formula="of:=20*LOG(1/SQRT(1+([.O$2]/[.$A28])^2))" office:value-type="float" office:value="-0.125789978725303" calcext:value-type="float">
            <text:p>-0.13</text:p>
          </table:table-cell>
          <table:table-cell table:style-name="ce15" table:formula="of:=20*LOG(1/SQRT(1+([.P$2]/[.$A28])^2))" office:value-type="float" office:value="-0.125789978725303" calcext:value-type="float">
            <text:p>-0.13</text:p>
          </table:table-cell>
          <table:table-cell table:style-name="ce15" table:formula="of:=SUM([.M28:.P28];[.$Q$3])" office:value-type="float" office:value="-1.08206727275562" calcext:value-type="float">
            <text:p>-1.08</text:p>
          </table:table-cell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style-name="ce6" table:formula="of:=20*LOG(1/SQRT(1+([.B$2]/[.$A29])^2))" office:value-type="float" office:value="-0.00000678584597883761" calcext:value-type="float">
            <text:p>0.00</text:p>
          </table:table-cell>
          <table:table-cell table:style-name="ce6" table:formula="of:=20*LOG([.C$2]/[.$A29]/SQRT(1+([.C$2]/[.$A29])^2))" office:value-type="float" office:value="-48.5194357176777" calcext:value-type="float">
            <text:p>-48.52</text:p>
          </table:table-cell>
          <table:table-cell table:style-name="ce6" table:formula="of:=20*LOG([.D$2]/[.$A29]/SQRT(1+([.D$2]/[.$A29])^2))" office:value-type="float" office:value="-48.5194357176777" calcext:value-type="float">
            <text:p>-48.52</text:p>
          </table:table-cell>
          <table:table-cell table:style-name="ce6"/>
          <table:table-cell table:style-name="ce10" table:formula="of:=20*LOG([.F$2]/[.$A29]/SQRT(1+([.F$2]/[.$A29])^2))" office:value-type="float" office:value="-28.5254776214474" calcext:value-type="float">
            <text:p>-28.53</text:p>
          </table:table-cell>
          <table:table-cell table:style-name="ce10" table:formula="of:=20*LOG([.G$2]/[.$A29]/SQRT(1+([.G$2]/[.$A29])^2))" office:value-type="float" office:value="-28.5254776214474" calcext:value-type="float">
            <text:p>-28.53</text:p>
          </table:table-cell>
          <table:table-cell table:style-name="ce10" table:formula="of:=20*LOG([.H$2]/[.$A29]/SQRT(1+([.H$2]/[.$A29])^2))" office:value-type="float" office:value="-28.5254776214474" calcext:value-type="float">
            <text:p>-28.53</text:p>
          </table:table-cell>
          <table:table-cell table:style-name="ce10" table:formula="of:=20*LOG(1/SQRT(1+([.I$2]/[.$A29])^2))" office:value-type="float" office:value="-0.00610297600179565" calcext:value-type="float">
            <text:p>-0.01</text:p>
          </table:table-cell>
          <table:table-cell table:style-name="ce10" table:formula="of:=20*LOG(1/SQRT(1+([.J$2]/[.$A29])^2))" office:value-type="float" office:value="-0.00610297600179565" calcext:value-type="float">
            <text:p>-0.01</text:p>
          </table:table-cell>
          <table:table-cell table:style-name="ce10" table:formula="of:=20*LOG(1/SQRT(1+([.K$2]/[.$A29])^2))" office:value-type="float" office:value="-0.00610297600179565" calcext:value-type="float">
            <text:p>-0.01</text:p>
          </table:table-cell>
          <table:table-cell table:style-name="ce10"/>
          <table:table-cell table:style-name="ce15" table:formula="of:=20*LOG([.M$2]/[.$A29]/SQRT(1+([.M$2]/[.$A29])^2))" office:value-type="float" office:value="-3.84838392405253" calcext:value-type="float">
            <text:p>-3.85</text:p>
          </table:table-cell>
          <table:table-cell table:style-name="ce15" table:formula="of:=20*LOG(1/SQRT(1+([.N$2]/[.$A29])^2))" office:value-type="float" office:value="-0.0966331667937943" calcext:value-type="float">
            <text:p>-0.10</text:p>
          </table:table-cell>
          <table:table-cell table:style-name="ce15" table:formula="of:=20*LOG(1/SQRT(1+([.O$2]/[.$A29])^2))" office:value-type="float" office:value="-0.0966331667937943" calcext:value-type="float">
            <text:p>-0.10</text:p>
          </table:table-cell>
          <table:table-cell table:style-name="ce15" table:formula="of:=20*LOG(1/SQRT(1+([.P$2]/[.$A29])^2))" office:value-type="float" office:value="-0.0966331667937943" calcext:value-type="float">
            <text:p>-0.10</text:p>
          </table:table-cell>
          <table:table-cell table:style-name="ce15" table:formula="of:=SUM([.M29:.P29];[.$Q$3])" office:value-type="float" office:value="-1.63828342443391" calcext:value-type="float">
            <text:p>-1.64</text:p>
          </table:table-cell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style-name="ce6" table:formula="of:=20*LOG(1/SQRT(1+([.B$2]/[.$A30])^2))" office:value-type="float" office:value="-0.00000536165696091888" calcext:value-type="float">
            <text:p>0.00</text:p>
          </table:table-cell>
          <table:table-cell table:style-name="ce6" table:formula="of:=20*LOG([.C$2]/[.$A30]/SQRT(1+([.C$2]/[.$A30])^2))" office:value-type="float" office:value="-49.5424733490676" calcext:value-type="float">
            <text:p>-49.54</text:p>
          </table:table-cell>
          <table:table-cell table:style-name="ce6" table:formula="of:=20*LOG([.D$2]/[.$A30]/SQRT(1+([.D$2]/[.$A30])^2))" office:value-type="float" office:value="-49.5424733490676" calcext:value-type="float">
            <text:p>-49.54</text:p>
          </table:table-cell>
          <table:table-cell table:style-name="ce6"/>
          <table:table-cell table:style-name="ce10" table:formula="of:=20*LOG([.F$2]/[.$A30]/SQRT(1+([.F$2]/[.$A30])^2))" office:value-type="float" office:value="-29.5472479097906" calcext:value-type="float">
            <text:p>-29.55</text:p>
          </table:table-cell>
          <table:table-cell table:style-name="ce10" table:formula="of:=20*LOG([.G$2]/[.$A30]/SQRT(1+([.G$2]/[.$A30])^2))" office:value-type="float" office:value="-29.5472479097906" calcext:value-type="float">
            <text:p>-29.55</text:p>
          </table:table-cell>
          <table:table-cell table:style-name="ce10" table:formula="of:=20*LOG([.H$2]/[.$A30]/SQRT(1+([.H$2]/[.$A30])^2))" office:value-type="float" office:value="-29.5472479097906" calcext:value-type="float">
            <text:p>-29.55</text:p>
          </table:table-cell>
          <table:table-cell table:style-name="ce10" table:formula="of:=20*LOG(1/SQRT(1+([.I$2]/[.$A30])^2))" office:value-type="float" office:value="-0.0048228153973801" calcext:value-type="float">
            <text:p>0.00</text:p>
          </table:table-cell>
          <table:table-cell table:style-name="ce10" table:formula="of:=20*LOG(1/SQRT(1+([.J$2]/[.$A30])^2))" office:value-type="float" office:value="-0.0048228153973801" calcext:value-type="float">
            <text:p>0.00</text:p>
          </table:table-cell>
          <table:table-cell table:style-name="ce10" table:formula="of:=20*LOG(1/SQRT(1+([.K$2]/[.$A30])^2))" office:value-type="float" office:value="-0.0048228153973801" calcext:value-type="float">
            <text:p>0.00</text:p>
          </table:table-cell>
          <table:table-cell table:style-name="ce10"/>
          <table:table-cell table:style-name="ce15" table:formula="of:=20*LOG([.M$2]/[.$A30]/SQRT(1+([.M$2]/[.$A30])^2))" office:value-type="float" office:value="-4.47841628143031" calcext:value-type="float">
            <text:p>-4.48</text:p>
          </table:table-cell>
          <table:table-cell table:style-name="ce15" table:formula="of:=20*LOG(1/SQRT(1+([.N$2]/[.$A30])^2))" office:value-type="float" office:value="-0.0765296422852541" calcext:value-type="float">
            <text:p>-0.08</text:p>
          </table:table-cell>
          <table:table-cell table:style-name="ce15" table:formula="of:=20*LOG(1/SQRT(1+([.O$2]/[.$A30])^2))" office:value-type="float" office:value="-0.0765296422852541" calcext:value-type="float">
            <text:p>-0.08</text:p>
          </table:table-cell>
          <table:table-cell table:style-name="ce15" table:formula="of:=20*LOG(1/SQRT(1+([.P$2]/[.$A30])^2))" office:value-type="float" office:value="-0.0765296422852541" calcext:value-type="float">
            <text:p>-0.08</text:p>
          </table:table-cell>
          <table:table-cell table:style-name="ce15" table:formula="of:=SUM([.M30:.P30];[.$Q$3])" office:value-type="float" office:value="-2.20800520828607" calcext:value-type="float">
            <text:p>-2.21</text:p>
          </table:table-cell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6" table:formula="of:=20*LOG(1/SQRT(1+([.B$2]/[.$A31])^2))" office:value-type="float" office:value="-0.00000434294264787632" calcext:value-type="float">
            <text:p>0.00</text:p>
          </table:table-cell>
          <table:table-cell table:style-name="ce6" table:formula="of:=20*LOG([.C$2]/[.$A31]/SQRT(1+([.C$2]/[.$A31])^2))" office:value-type="float" office:value="-50.4576139919342" calcext:value-type="float">
            <text:p>-50.46</text:p>
          </table:table-cell>
          <table:table-cell table:style-name="ce6" table:formula="of:=20*LOG([.D$2]/[.$A31]/SQRT(1+([.D$2]/[.$A31])^2))" office:value-type="float" office:value="-50.4576139919342" calcext:value-type="float">
            <text:p>-50.46</text:p>
          </table:table-cell>
          <table:table-cell table:style-name="ce6"/>
          <table:table-cell table:style-name="ce10" table:formula="of:=20*LOG([.F$2]/[.$A31]/SQRT(1+([.F$2]/[.$A31])^2))" office:value-type="float" office:value="-30.4614817981059" calcext:value-type="float">
            <text:p>-30.46</text:p>
          </table:table-cell>
          <table:table-cell table:style-name="ce10" table:formula="of:=20*LOG([.G$2]/[.$A31]/SQRT(1+([.G$2]/[.$A31])^2))" office:value-type="float" office:value="-30.4614817981059" calcext:value-type="float">
            <text:p>-30.46</text:p>
          </table:table-cell>
          <table:table-cell table:style-name="ce10" table:formula="of:=20*LOG([.H$2]/[.$A31]/SQRT(1+([.H$2]/[.$A31])^2))" office:value-type="float" office:value="-30.4614817981059" calcext:value-type="float">
            <text:p>-30.46</text:p>
          </table:table-cell>
          <table:table-cell table:style-name="ce10" table:formula="of:=20*LOG(1/SQRT(1+([.I$2]/[.$A31])^2))" office:value-type="float" office:value="-0.00390689249910054" calcext:value-type="float">
            <text:p>0.00</text:p>
          </table:table-cell>
          <table:table-cell table:style-name="ce10" table:formula="of:=20*LOG(1/SQRT(1+([.J$2]/[.$A31])^2))" office:value-type="float" office:value="-0.00390689249910054" calcext:value-type="float">
            <text:p>0.00</text:p>
          </table:table-cell>
          <table:table-cell table:style-name="ce10" table:formula="of:=20*LOG(1/SQRT(1+([.K$2]/[.$A31])^2))" office:value-type="float" office:value="-0.00390689249910054" calcext:value-type="float">
            <text:p>0.00</text:p>
          </table:table-cell>
          <table:table-cell table:style-name="ce10"/>
          <table:table-cell table:style-name="ce15" table:formula="of:=20*LOG([.M$2]/[.$A31]/SQRT(1+([.M$2]/[.$A31])^2))" office:value-type="float" office:value="-5.08888807021309" calcext:value-type="float">
            <text:p>-5.09</text:p>
          </table:table-cell>
          <table:table-cell table:style-name="ce15" table:formula="of:=20*LOG(1/SQRT(1+([.N$2]/[.$A31])^2))" office:value-type="float" office:value="-0.0620924053765743" calcext:value-type="float">
            <text:p>-0.06</text:p>
          </table:table-cell>
          <table:table-cell table:style-name="ce15" table:formula="of:=20*LOG(1/SQRT(1+([.O$2]/[.$A31])^2))" office:value-type="float" office:value="-0.0620924053765743" calcext:value-type="float">
            <text:p>-0.06</text:p>
          </table:table-cell>
          <table:table-cell table:style-name="ce15" table:formula="of:=20*LOG(1/SQRT(1+([.P$2]/[.$A31])^2))" office:value-type="float" office:value="-0.0620924053765743" calcext:value-type="float">
            <text:p>-0.06</text:p>
          </table:table-cell>
          <table:table-cell table:style-name="ce15" table:formula="of:=SUM([.M31:.P31];[.$Q$3])" office:value-type="float" office:value="-2.77516528634281" calcext:value-type="float">
            <text:p>-2.78</text:p>
          </table:table-cell>
          <table:table-cell table:formula="of:=-[.$R$3]" office:value-type="float" office:value="-25" calcext:value-type="float">
            <text:p>-25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4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shadow="none" fo:background-color="transparent" style:print-page-order="ttb" style:first-page-number="continue" loext:scale-to-X="1" loext:scale-to-Y="1" style:writing-mode="lr-tb" style:print="charts drawings grid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 style:data-style-name="N2" text:time-value="16:20:07.357848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>
        <text:p><text:file-name text:display="full">???</text:file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</meta:initial-creator>
    <meta:creation-date>2015-10-13T19:32:24</meta:creation-date>
    <dc:date>2017-11-07T17:41:51.756548070</dc:date>
    <meta:generator>LibreOffice/5.1.6.2$Linux_X86_64 LibreOffice_project/10m0$Build-2</meta:generator>
    <meta:editing-duration>P2DT7H29M7S</meta:editing-duration>
    <meta:editing-cycles>20</meta:editing-cycles>
    <meta:print-date>2017-11-04T17:30:20.851187222</meta:print-date>
    <meta:document-statistic meta:table-count="4" meta:cell-count="505" meta:object-count="1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-45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minimum="-45" chart:origin="-45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707cm" svg:height="11.831cm" xlink:href=".." xlink:type="simple" chart:class="chart:scatter" chart:style-name="ch1">
        <chart:plot-area chart:style-name="ch2" table:cell-range-address="Sheet1.A4:Sheet1.A31 Sheet1.E4:Sheet1.E31 Sheet1.R1:Sheet1.R1 Sheet1.Q4:Sheet1.R31 Sheet1.L4:Sheet1.L31" chart:data-source-has-labels="row" svg:x="1.881cm" svg:y="0.236cm" svg:width="23.312cm" svg:height="10.385cm">
          <chartooo:coordinate-region svg:x="3.19cm" svg:y="0.449cm" svg:width="21.472cm" svg:height="9.498cm"/>
          <chart:axis chart:dimension="x" chart:name="primary-x" chart:style-name="ch3">
            <chart:title svg:x="12.255cm" svg:y="10.858cm" chart:style-name="ch4">
              <text:p>Frequency in Hz</text:p>
            </chart:title>
            <chart:grid chart:class="major"/>
            <chart:grid chart:class="minor"/>
          </chart:axis>
          <chart:axis chart:dimension="y" chart:name="primary-y" chart:style-name="ch5">
            <chart:title svg:x="0.451cm" svg:y="7.647cm" chart:style-name="ch6">
              <text:p>Relative Filter Responsd (dB)
</text:p>
            </chart:title>
            <chart:grid chart:class="major"/>
          </chart:axis>
          <chart:series chart:style-name="ch7" chart:values-cell-range-address="Sheet1.E4:Sheet1.E31" chart:class="chart:scatter">
            <chart:domain table:cell-range-address="Sheet1.A4:Sheet1.A31"/>
            <chart:data-point chart:repeated="28"/>
          </chart:series>
          <chart:series chart:style-name="ch8" chart:values-cell-range-address="Sheet1.R4:Sheet1.R31" chart:label-cell-address="Sheet1.R1:Sheet1.R1" chart:class="chart:scatter">
            <chart:data-point chart:repeated="28"/>
          </chart:series>
          <chart:series chart:style-name="ch9" chart:values-cell-range-address="Sheet1.Q4:Sheet1.Q31" chart:class="chart:scatter">
            <chart:data-point chart:repeated="28"/>
          </chart:series>
          <chart:series chart:style-name="ch10" chart:values-cell-range-address="Sheet1.L4:Sheet1.L31" chart:class="chart:scatter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Dynamic</text:p>
                <draw:g>
                  <svg:desc>Sheet1.R1:Sheet1.R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4:Sheet1.A31</svg:desc>
                </draw:g>
              </table:table-cell>
              <table:table-cell office:value-type="float" office:value="0.0745502321466871">
                <text:p>0.0745502321466871</text:p>
                <draw:g>
                  <svg:desc>Sheet1.E4:Sheet1.E31</svg:desc>
                </draw:g>
              </table:table-cell>
              <table:table-cell office:value-type="float" office:value="-25">
                <text:p>-25</text:p>
                <draw:g>
                  <svg:desc>Sheet1.R4:Sheet1.R31</svg:desc>
                </draw:g>
              </table:table-cell>
              <table:table-cell office:value-type="float" office:value="NaN">
                <text:p>NaN</text:p>
                <draw:g>
                  <svg:desc>Sheet1.Q4:Sheet1.Q31</svg:desc>
                </draw:g>
              </table:table-cell>
              <table:table-cell office:value-type="float" office:value="NaN">
                <text:p>NaN</text:p>
                <draw:g>
                  <svg:desc>Sheet1.L4:Sheet1.L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-0.163116987430801">
                <text:p>-0.163116987430801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-2.47817481888638">
                <text:p>-2.47817481888638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-42.2592824269585">
                <text:p>-42.2592824269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-5.13723937187775">
                <text:p>-5.13723937187775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-34.9628536572137">
                <text:p>-34.9628536572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-7.71506154504641">
                <text:p>-7.71506154504641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-29.4030284210009">
                <text:p>-29.4030284210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-10.0983923197175">
                <text:p>-10.0983923197175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-24.960200618088">
                <text:p>-24.960200618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-12.2714489255473">
                <text:p>-12.2714489255473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-21.3028150616024">
                <text:p>-21.3028150616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-14.2489408402123">
                <text:p>-14.2489408402123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-18.2319475314734">
                <text:p>-18.2319475314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-16.0532883350507">
                <text:p>-16.0532883350507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-15.6183145932577">
                <text:p>-15.6183145932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-17.7068935078524">
                <text:p>-17.7068935078524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-13.3727247168203">
                <text:p>-13.3727247168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-29.1604597842825">
                <text:p>-29.1604597842825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-2.14752611539158">
                <text:p>-2.14752611539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-36.0912502910502">
                <text:p>-36.0912502910502</text:p>
              </table:table-cell>
              <table:table-cell office:value-type="float" office:value="-25">
                <text:p>-25</text:p>
              </table:table-cell>
              <table:table-cell office:value-type="float" office:value="-34.4221660983278">
                <text:p>-34.4221660983278</text:p>
              </table:table-cell>
              <table:table-cell office:value-type="float" office:value="-0.0617997398388575">
                <text:p>-0.06179973983885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-41.0489841858278">
                <text:p>-41.0489841858278</text:p>
              </table:table-cell>
              <table:table-cell office:value-type="float" office:value="-25">
                <text:p>-25</text:p>
              </table:table-cell>
              <table:table-cell office:value-type="float" office:value="-27.5154518991343">
                <text:p>-27.5154518991343</text:p>
              </table:table-cell>
              <table:table-cell office:value-type="float" office:value="-1.12552575746478">
                <text:p>-1.12552575746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-44.9068998680904">
                <text:p>-44.9068998680904</text:p>
              </table:table-cell>
              <table:table-cell office:value-type="float" office:value="-25">
                <text:p>-25</text:p>
              </table:table-cell>
              <table:table-cell office:value-type="float" office:value="-22.42252037165">
                <text:p>-22.42252037165</text:p>
              </table:table-cell>
              <table:table-cell office:value-type="float" office:value="-3.32325947919442">
                <text:p>-3.32325947919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-25">
                <text:p>-25</text:p>
              </table:table-cell>
              <table:table-cell office:value-type="float" office:value="-18.5037899114763">
                <text:p>-18.5037899114763</text:p>
              </table:table-cell>
              <table:table-cell office:value-type="float" office:value="-5.87640052032226">
                <text:p>-5.87640052032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-25">
                <text:p>-25</text:p>
              </table:table-cell>
              <table:table-cell office:value-type="float" office:value="-15.4079857308505">
                <text:p>-15.4079857308505</text:p>
              </table:table-cell>
              <table:table-cell office:value-type="float" office:value="-8.47252192974107">
                <text:p>-8.472521929741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-25">
                <text:p>-25</text:p>
              </table:table-cell>
              <table:table-cell office:value-type="float" office:value="-12.9179812784316">
                <text:p>-12.9179812784316</text:p>
              </table:table-cell>
              <table:table-cell office:value-type="float" office:value="-10.986697104531">
                <text:p>-10.9866971045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-25">
                <text:p>-25</text:p>
              </table:table-cell>
              <table:table-cell office:value-type="float" office:value="-10.8885909236634">
                <text:p>-10.8885909236634</text:p>
              </table:table-cell>
              <table:table-cell office:value-type="float" office:value="-13.3727247168203">
                <text:p>-13.37272471682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-25">
                <text:p>-25</text:p>
              </table:table-cell>
              <table:table-cell office:value-type="float" office:value="-9.21737931309194">
                <text:p>-9.21737931309194</text:p>
              </table:table-cell>
              <table:table-cell office:value-type="float" office:value="-15.6183145932577">
                <text:p>-15.6183145932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-25">
                <text:p>-25</text:p>
              </table:table-cell>
              <table:table-cell office:value-type="float" office:value="-1.87687156972835">
                <text:p>-1.87687156972835</text:p>
              </table:table-cell>
              <table:table-cell office:value-type="float" office:value="-32.014323457422">
                <text:p>-32.014323457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-25">
                <text:p>-25</text:p>
              </table:table-cell>
              <table:table-cell office:value-type="float" office:value="-0.227325458751284">
                <text:p>-0.227325458751284</text:p>
              </table:table-cell>
              <table:table-cell office:value-type="float" office:value="-42.2592824269585">
                <text:p>-42.25928242695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-25">
                <text:p>-25</text:p>
              </table:table-cell>
              <table:table-cell office:value-type="float" office:value="0.0532413752525889">
                <text:p>0.0532413752525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-25">
                <text:p>-25</text:p>
              </table:table-cell>
              <table:table-cell office:value-type="float" office:value="-0.15229761496867">
                <text:p>-0.15229761496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  <table:table-cell office:value-type="float" office:value="-25">
                <text:p>-25</text:p>
              </table:table-cell>
              <table:table-cell office:value-type="float" office:value="-0.568452479109712">
                <text:p>-0.568452479109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-25">
                <text:p>-25</text:p>
              </table:table-cell>
              <table:table-cell office:value-type="float" office:value="-1.08206727275562">
                <text:p>-1.08206727275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  <table:table-cell office:value-type="float" office:value="-25">
                <text:p>-25</text:p>
              </table:table-cell>
              <table:table-cell office:value-type="float" office:value="-1.63828342443391">
                <text:p>-1.63828342443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0">
                <text:p>9000</text:p>
              </table:table-cell>
              <table:table-cell office:value-type="float" office:value="NaN">
                <text:p>NaN</text:p>
              </table:table-cell>
              <table:table-cell office:value-type="float" office:value="-25">
                <text:p>-25</text:p>
              </table:table-cell>
              <table:table-cell office:value-type="float" office:value="-2.20800520828607">
                <text:p>-2.20800520828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-25">
                <text:p>-25</text:p>
              </table:table-cell>
              <table:table-cell office:value-type="float" office:value="-2.77516528634281">
                <text:p>-2.7751652863428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